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onsolas1" svg:font-family="Consolas1"/>
    <style:font-face style:name="Liberation Mono;Courier New" svg:font-family="&quot;Liberation Mono;Courier New&quot;"/>
    <style:font-face style:name="Consolas;Menlo" svg:font-family="Consolas;Menlo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B71C1C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Consolas" style:font-name-asian="Consolas" style:font-name-complex="Consolas" fo:font-size="10pt" style:font-size-asian="10pt" style:font-size-complex="10pt" style:font-family-generic="modern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2" style:font-name-asian="Calibri2" style:font-name-complex="Calibri2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242729" style:font-name="Consolas1" style:font-name-asian="Consolas1" style:font-name-complex="Consolas1"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#FFF9C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4A148C"/>
    </style:style>
    <style:style style:name="ce2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/>
    </style:style>
    <style:style style:name="ce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" style:font-name-asian="Calibri" style:font-name-complex="Calibri" style:font-family-generic="swiss"/>
    </style:style>
    <style:style style:name="ce2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/>
    </style:style>
    <style:style style:name="ce2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6pt" style:font-size-asian="6pt" style:font-size-complex="6pt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top" fo:wrap-option="wrap" fo:background-color="#EEEEEE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style:vertical-align="automatic" fo:wrap-option="wrap"/>
      <style:text-properties fo:font-size="6pt" style:font-size-asian="6pt" style:font-size-complex="6pt"/>
    </style:style>
    <style:style style:name="ce3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 style:font-name="Calibri" style:font-name-asian="Calibri" style:font-name-complex="Calibri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3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F" style:font-name-asian="F" style:font-name-complex="F" fo:font-size="12pt" style:font-size-asian="12pt" style:font-size-complex="12pt"/>
    </style:style>
    <style:style style:name="ce37" style:family="table-cell" style:parent-style-name="Default" style:data-style-name="N0">
      <style:table-cell-properties fo:border="thin solid #000000"/>
    </style:style>
    <style:style style:name="ce38" style:family="table-cell" style:parent-style-name="Default" style:data-style-name="N0">
      <style:table-cell-properties fo:border="thin solid #000000" style:vertical-align="automatic" fo:wrap-option="wrap"/>
    </style:style>
    <style:style style:name="ce39" style:family="table-cell" style:parent-style-name="Default" style:data-style-name="N0">
      <style:table-cell-properties fo:border="thin solid #000000" fo:background-color="#D9D9D9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B71C1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1B5E2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0070C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4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5" style:family="text" style:parent-style-name="Default">
      <style:text-properties fo:color="#FF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6" style:family="text" style:parent-style-name="Default">
      <style:text-properties fo:color="#1B5E2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8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C9211E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0070C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000000" style:text-line-through-style="none" style:font-name="Calibri2" style:font-name-asian="Calibri2" style:font-name-complex="Calibri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0000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D47A1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D84315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1B5E2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000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D84315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Liberation Sans" style:font-name-asian="Liberation Sans" style:font-name-complex="Liberation Sans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5" style:family="text" style:parent-style-name="Default">
      <style:text-properties fo:color="#242729" style:text-line-through-style="none" style:font-name="Liberation Mono;Courier New" style:font-name-asian="Liberation Mono;Courier New" style:font-name-complex="Liberation Mono;Courier New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6" style:family="text" style:parent-style-name="Default">
      <style:text-properties fo:color="#242729" style:text-line-through-style="none" style:font-name="Consolas;Menlo" style:font-name-asian="Consolas;Menlo" style:font-name-complex="Consolas;Menl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242729" style:text-line-through-style="none" style:font-name="inherit" style:font-name-asian="inherit" style:font-name-complex="inheri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242729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242729" style:text-line-through-style="none" style:font-name="inherit" style:font-name-asian="inherit" style:font-name-complex="inheri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4A148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7030A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2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3" style:family="text" style:parent-style-name="Default">
      <style:text-properties fo:color="#6A1B9A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4" style:family="text" style:parent-style-name="Default">
      <style:text-properties fo:color="#00838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5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6" style:family="text" style:parent-style-name="Default">
      <style:text-properties fo:color="#6A1B9A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7" style:family="text" style:parent-style-name="Default">
      <style:text-properties fo:color="#3369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8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9" style:family="text" style:parent-style-name="Default">
      <style:text-properties fo:color="#0097A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0" style:family="text" style:parent-style-name="Default">
      <style:text-properties fo:color="#388E3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1" style:family="text" style:parent-style-name="Default">
      <style:text-properties fo:color="#E64A1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2" style:family="text" style:parent-style-name="Default">
      <style:text-properties fo:color="#C62828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3" style:family="text" style:parent-style-name="Default">
      <style:text-properties fo:color="#33691E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4" style:family="text" style:parent-style-name="Default">
      <style:text-properties fo:color="#536DF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5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6" style:family="text" style:parent-style-name="Default">
      <style:text-properties fo:color="#2E7D32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7" style:family="text" style:parent-style-name="Default">
      <style:text-properties fo:color="#33444D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8" style:family="text" style:parent-style-name="Default">
      <style:text-properties fo:color="#006064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9" style:family="text" style:parent-style-name="Default">
      <style:text-properties fo:color="#4A148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0" style:family="text" style:parent-style-name="Default">
      <style:text-properties fo:color="#00606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1" style:family="text" style:parent-style-name="Default">
      <style:text-properties fo:color="#000000" style:text-line-through-style="none" style:font-name="Calibri" style:font-name-asian="Calibri" style:font-name-complex="Calibri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2" style:family="text" style:parent-style-name="Default">
      <style:text-properties fo:color="#000000" style:text-line-through-style="none" style:font-name="Liberation Sans" style:font-name-asian="Liberation Sans" style:font-name-complex="Liberation Sans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3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4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5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6" style:family="text" style:parent-style-name="Default">
      <style:text-properties fo:color="#C62828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7" style:family="text" style:parent-style-name="Default">
      <style:text-properties fo:color="#D32F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8" style:family="text" style:parent-style-name="Default">
      <style:text-properties fo:color="#D84315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9" style:family="text" style:parent-style-name="Default">
      <style:text-properties fo:color="#E651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0" style:family="text" style:parent-style-name="Default">
      <style:text-properties fo:color="#EF6C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1" style:family="text" style:parent-style-name="Default">
      <style:text-properties fo:color="#FF408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2" style:family="text" style:parent-style-name="Default">
      <style:text-properties fo:color="#C2185B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3" style:family="text" style:parent-style-name="Default">
      <style:text-properties fo:color="#880E4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4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5" style:family="text" style:parent-style-name="Default">
      <style:text-properties fo:color="#D500F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6" style:family="text" style:parent-style-name="Default">
      <style:text-properties fo:color="#5D403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7" style:family="text" style:parent-style-name="Default">
      <style:text-properties fo:color="#D32F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8" style:family="text" style:parent-style-name="Default">
      <style:text-properties fo:color="#EF6C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9" style:family="text" style:parent-style-name="Default">
      <style:text-properties fo:color="#4527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0" style:family="text" style:parent-style-name="Default">
      <style:text-properties fo:color="#AD145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1" style:family="text" style:parent-style-name="Default">
      <style:text-properties fo:color="#558B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2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83" style:family="text" style:parent-style-name="Default">
      <style:text-properties fo:color="#B71C1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4" style:family="text" style:parent-style-name="Default">
      <style:text-properties fo:color="#1B5E2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4829166666667cm"/>
    </style:style>
    <style:style style:name="co2" style:family="table-column">
      <style:table-column-properties fo:break-before="auto" style:column-width="10.5833333333333cm"/>
    </style:style>
    <style:style style:name="co3" style:family="table-column">
      <style:table-column-properties fo:break-before="auto" style:column-width="2.25777777777778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13.5819444444444cm"/>
    </style:style>
    <style:style style:name="co6" style:family="table-column">
      <style:table-column-properties fo:break-before="auto" style:column-width="11.2888888888889cm"/>
    </style:style>
    <style:style style:name="co7" style:family="table-column">
      <style:table-column-properties fo:break-before="auto" style:column-width="11.1301388888889cm"/>
    </style:style>
    <style:style style:name="co8" style:family="table-column">
      <style:table-column-properties fo:break-before="auto" style:column-width="7.91986111111111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14.9pt" style:use-optimal-row-height="false" fo:break-before="auto"/>
    </style:style>
    <style:style style:name="ro6" style:family="table-row">
      <style:table-row-properties style:row-height="12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37.5pt" style:use-optimal-row-height="true" fo:break-before="auto"/>
    </style:style>
    <style:style style:name="ro9" style:family="table-row">
      <style:table-row-properties style:row-height="84pt" style:use-optimal-row-height="true" fo:break-before="auto"/>
    </style:style>
    <style:style style:name="ro10" style:family="table-row">
      <style:table-row-properties style:row-height="112pt" style:use-optimal-row-height="true" fo:break-before="auto"/>
    </style:style>
    <style:style style:name="ro11" style:family="table-row">
      <style:table-row-properties style:row-height="98pt" style:use-optimal-row-height="true" fo:break-before="auto"/>
    </style:style>
    <style:style style:name="ro12" style:family="table-row">
      <style:table-row-properties style:row-height="12.75pt" style:use-optimal-row-height="true" fo:break-before="auto"/>
    </style:style>
    <style:style style:name="ro13" style:family="table-row">
      <style:table-row-properties style:row-height="27pt" style:use-optimal-row-height="true" fo:break-before="auto"/>
    </style:style>
    <style:style style:name="ro14" style:family="table-row">
      <style:table-row-properties style:row-height="26pt" style:use-optimal-row-height="true" fo:break-before="auto"/>
    </style:style>
    <style:style style:name="ro15" style:family="table-row">
      <style:table-row-properties style:row-height="39pt" style:use-optimal-row-height="true" fo:break-before="auto"/>
    </style:style>
    <style:style style:name="ro16" style:family="table-row">
      <style:table-row-properties style:row-height="27.5pt" style:use-optimal-row-height="true" fo:break-before="auto"/>
    </style:style>
    <style:style style:name="ro17" style:family="table-row">
      <style:table-row-properties style:row-height="54pt" style:use-optimal-row-height="true" fo:break-before="auto"/>
    </style:style>
    <style:style style:name="ro18" style:family="table-row">
      <style:table-row-properties style:row-height="117pt" style:use-optimal-row-height="true" fo:break-before="auto"/>
    </style:style>
    <style:style style:name="ro19" style:family="table-row">
      <style:table-row-properties style:row-height="40.5pt" style:use-optimal-row-height="true" fo:break-before="auto"/>
    </style:style>
    <style:style style:name="ro20" style:family="table-row">
      <style:table-row-properties style:row-height="65pt" style:use-optimal-row-height="true" fo:break-before="auto"/>
    </style:style>
    <style:style style:name="ro21" style:family="table-row">
      <style:table-row-properties style:row-height="52pt" style:use-optimal-row-height="true" fo:break-before="auto"/>
    </style:style>
    <style:style style:name="ro22" style:family="table-row">
      <style:table-row-properties style:row-height="78pt" style:use-optimal-row-height="true" fo:break-before="auto"/>
    </style:style>
    <style:style style:name="ro23" style:family="table-row">
      <style:table-row-properties style:row-height="154pt" style:use-optimal-row-height="true" fo:break-before="auto"/>
    </style:style>
    <style:style style:name="ro24" style:family="table-row">
      <style:table-row-properties style:row-height="152pt" style:use-optimal-row-height="true" fo:break-before="auto"/>
    </style:style>
    <style:style style:name="ro25" style:family="table-row">
      <style:table-row-properties style:row-height="50pt" style:use-optimal-row-height="true" fo:break-before="auto"/>
    </style:style>
    <style:style style:name="ro26" style:family="table-row">
      <style:table-row-properties style:row-height="13.75pt" style:use-optimal-row-height="true" fo:break-before="auto"/>
    </style:style>
    <style:style style:name="ro27" style:family="table-row">
      <style:table-row-properties style:row-height="40pt" style:use-optimal-row-height="true" fo:break-before="auto"/>
    </style:style>
    <style:style style:name="ro28" style:family="table-row">
      <style:table-row-properties style:row-height="29pt" style:use-optimal-row-height="true" fo:break-before="auto"/>
    </style:style>
    <style:style style:name="ro29" style:family="table-row">
      <style:table-row-properties style:row-height="43.5pt" style:use-optimal-row-height="true" fo:break-before="auto"/>
    </style:style>
    <style:style style:name="ro30" style:family="table-row">
      <style:table-row-properties style:row-height="181.5pt" style:use-optimal-row-height="true" fo:break-before="auto"/>
    </style:style>
    <style:style style:name="ro31" style:family="table-row">
      <style:table-row-properties style:row-height="14.5pt" style:use-optimal-row-height="true" fo:break-before="auto"/>
    </style:style>
    <style:style style:name="ro32" style:family="table-row">
      <style:table-row-properties style:row-height="130.5pt" style:use-optimal-row-height="true" fo:break-before="auto"/>
    </style:style>
    <style:style style:name="ro33" style:family="table-row">
      <style:table-row-properties style:row-height="3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a xlink:href="https://tutorials.ubuntu.com/tutorial/command-line-for-beginners">https://tutorials.ubuntu.com/tutorial/command-line-for-beginners</text:a></text:p>
          </table:table-cell>
          <table:table-cell office:value-type="string" table:style-name="ce2">
            <text:p>The Linux command line for beginner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a xlink:href="https://www.youtube.com/playlist?list=PLT98CRl2KxKEKvszPW-d4wYLo2fxEJYK">https://www.youtube.com/playlist?list=PLT98CRl2KxKEKvszPW-d4wYLo2fxEJYK</text:a></text:p>
          </table:table-cell>
          <table:table-cell office:value-type="string" table:style-name="ce2">
            <text:p>Ubuntu Server 18.04 Essentials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УСТАНОВКА И ДЕИНСТАЛЛЯЦИЯ ПАКЕТОВ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2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/var/log</text:p>
          </table:table-cell>
          <table:table-cell office:value-type="string" table:style-name="ce2">
            <text:p>место хранения логов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mesg</text:p>
          </table:table-cell>
          <table:table-cell office:value-type="string" table:style-name="ce2">
            <text:p>лог Линуксовского ядра, хранится в памяти, пока комп работает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ТЕРМИНАЛ</text:p>
          </table:table-cell>
          <table:table-cell office:value-type="string" table:style-name="ce4">
            <text:p>ИСПОЛЬЗУЕМ TAB для автозаполнения команд!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!!</text:p>
          </table:table-cell>
          <table:table-cell office:value-type="string" table:style-name="ce2">
            <text:p>Повторить последнюю комнаду, но с sud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'+' <text:s/>или Ctrl+9</text:p>
          </table:table-cell>
          <table:table-cell office:value-type="string" table:style-name="ce2">
            <text:p>Масштаб (change font siz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C</text:p>
          </table:table-cell>
          <table:table-cell office:value-type="string" table:style-name="ce2">
            <text:p>Копировать (Copy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Insert</text:p>
          </table:table-cell>
          <table:table-cell office:value-type="string" table:style-name="ce2">
            <text:p>Вставить скопированную строку в терминал <text:s/>(Paste)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+Alt+F3</text:p>
          </table:table-cell>
          <table:table-cell office:value-type="string" table:style-name="ce2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Alt+F1</text:p>
          </table:table-cell>
          <table:table-cell office:value-type="string" table:style-name="ce2">
            <text:p>Вернуться обратно в GU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ear</text:p>
          </table:table-cell>
          <table:table-cell office:value-type="string" table:style-name="ce2">
            <text:p>очистить экран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</text:p>
          </table:table-cell>
          <table:table-cell office:value-type="string" table:style-name="ce2">
            <text:p>вывести поддерживаемые разрешения экран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 -s 1024x768</text:p>
          </table:table-cell>
          <table:table-cell office:value-type="string" table:style-name="ce2">
            <text:p>установить разрешение экран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udo</text:p>
          </table:table-cell>
          <table:table-cell office:value-type="string" table:style-name="ce2">
            <text:p>сделать что-то с правами суперюзера (надо будет ввести пароль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cho</text:p>
          </table:table-cell>
          <table:table-cell office:value-type="string" table:style-name="ce2">
            <text:p>напечатать что-то на экране или в файл, если после указать "&gt;" и имя файла.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 text:c="2"/>|</text:p>
          </table:table-cell>
          <table:table-cell office:value-type="string" table:style-name="ce2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 -k &lt;интересующая команда keyword или её кусок&gt;</text:p>
          </table:table-cell>
          <table:table-cell office:value-type="string" table:style-name="ce2">
            <text:p>получить мануал (инструкцию) по команд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is &lt;интересующая команда или её кусок&gt;</text:p>
          </table:table-cell>
          <table:table-cell office:value-type="string" table:style-name="ce2">
            <text:p>почти то же самое.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4">
            <text:p>ПАМЯТЬ И ПРОЦЕССЫ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ps</text:p>
          </table:table-cell>
          <table:table-cell office:value-type="string" table:style-name="ce2">
            <text:p>показать текущие процесс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x</text:p>
          </table:table-cell>
          <table:table-cell office:value-type="string" table:style-name="ce2">
            <text:p>более подробное описание процесс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&lt;имя пользователя&gt;</text:p>
          </table:table-cell>
          <table:table-cell office:value-type="string" table:style-name="ce2">
            <text:p>показать процессы друг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</text:p>
          </table:table-cell>
          <table:table-cell office:value-type="string" table:style-name="ce2">
            <text:p>подробные данные по процессам юзер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 | grep denis</text:p>
          </table:table-cell>
          <table:table-cell office:value-type="string" table:style-name="ce2">
            <text:p>все процессы пользователя Дени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/text:p>
          </table:table-cell>
          <table:table-cell office:value-type="string" table:style-name="ce2">
            <text:p>посылает сигнал процессу остановитьс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all &lt;имя процесса&gt;</text:p>
          </table:table-cell>
          <table:table-cell office:value-type="string" table:style-name="ce2">
            <text:p>терминирует ВСЕ процессы по указанному имен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3">-STOP</text:span><text:s/>&lt;имя процесса&gt;</text:p>
          </table:table-cell>
          <table:table-cell office:value-type="string" table:style-name="ce2">
            <text:p>приостанавливает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3">-CONT</text:span><text:s/>&lt;имя процесса&gt;</text:p>
          </table:table-cell>
          <table:table-cell office:value-type="string" table:style-name="ce2">
            <text:p>возобновляет процесс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fg</text:p>
          </table:table-cell>
          <table:table-cell office:value-type="string" table:style-name="ce2">
            <text:p>перевести на foregrond (лицевую сторону) фоновы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С</text:p>
          </table:table-cell>
          <table:table-cell office:value-type="string" table:style-name="ce2">
            <text:p>остановить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Z</text:p>
          </table:table-cell>
          <table:table-cell office:value-type="string" table:style-name="ce2">
            <text:p>перевести процесс в фоновый режим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p</text:p>
          </table:table-cell>
          <table:table-cell office:value-type="string" table:style-name="ce2">
            <text:p>Task Manager, диспетчер задач в Linux, можем видеть процессы, память используемую и т. д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P</text:p>
          </table:table-cell>
          <table:table-cell office:value-type="string" table:style-name="ce2">
            <text:p>отфильтровать по CP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M</text:p>
          </table:table-cell>
          <table:table-cell office:value-type="string" table:style-name="ce2">
            <text:p>отфильтровать по памят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e -h</text:p>
          </table:table-cell>
          <table:table-cell office:value-type="string" table:style-name="ce2">
            <text:p>показать наличие памяти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shutdown</text:p>
          </table:table-cell>
          <table:table-cell office:value-type="string" table:style-name="ce2">
            <text:p>останавливает или перезагружает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reboot now</text:p>
          </table:table-cell>
          <table:table-cell office:value-type="string" table:style-name="ce2">
            <text:p>перезапустить сейчас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НАВИГАЦИЯ И ПОИСК.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cd</text:p>
          </table:table-cell>
          <table:table-cell office:value-type="string" table:style-name="ce2">
            <text:p>перейти в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</text:p>
          </table:table-cell>
          <table:table-cell office:value-type="string" table:style-name="ce2">
            <text:p>Текуща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</text:p>
          </table:table-cell>
          <table:table-cell office:value-type="string" table:style-name="ce2">
            <text:p>перейти в папку выш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/..</text:p>
          </table:table-cell>
          <table:table-cell office:value-type="string" table:style-name="ce2">
            <text:p>перейти на 2 папки вы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d ~</text:p>
          </table:table-cell>
          <table:table-cell office:value-type="string" table:style-name="ce2">
            <text:p>перейти в папку home текущего пользователя, то же самое, что cd hom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wd</text:p>
          </table:table-cell>
          <table:table-cell office:value-type="string" table:style-name="ce2">
            <text:p>показать путь текущей папк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s</text:p>
          </table:table-cell>
          <table:table-cell office:value-type="string" table:style-name="ce2">
            <text:p>показать сожержимое текущей 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s -la</text:p>
          </table:table-cell>
          <table:table-cell office:value-type="string" table:style-name="ce2">
            <text:p>показать сожержимое текущей папки, l - длинно, a - включая скрытые папки и файлы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sudo ls -la -R /</text:p>
          </table:table-cell>
          <table:table-cell office:value-type="string" table:style-name="ce2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cate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ereis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ind /home -name "&lt;имя файла/папки&gt;"</text:p>
          </table:table-cell>
          <table:table-cell office:value-type="string" table:style-name="ce2">
            <text:p>найти файл/папку, атрибут -name указывает, что ищем по имен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атрибут игнорирования keysensitive - различия больших и маленьких бук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/media/cdrom</text:p>
          </table:table-cell>
          <table:table-cell office:value-type="string" table:style-name="ce2">
            <text:p>перейти в сд-ром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РАБОТА С ФАЙЛАМИ И ПАПКАМИ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mkdir</text:p>
          </table:table-cell>
          <table:table-cell office:value-type="string" table:style-name="ce2">
            <text:p>создать 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kdir -p Dir4/Dir5</text:p>
          </table:table-cell>
          <table:table-cell office:value-type="string" table:style-name="ce2">
            <text:p>с атрибутом parent создает сразу родительскую и дочернюю папки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uch</text:p>
          </table:table-cell>
          <table:table-cell office:value-type="string" table:style-name="ce2">
            <text:p>создать файл, либо обновить время последней активности у существующего файл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m</text:p>
          </table:table-cell>
          <table:table-cell office:value-type="string" table:style-name="ce2">
            <text:p>удалить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</text:p>
          </table:table-cell>
          <table:table-cell office:value-type="string" table:style-name="ce2">
            <text:p>удалить папку пусту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 -p dir1/dir2/dir3</text:p>
          </table:table-cell>
          <table:table-cell office:value-type="string" table:style-name="ce2">
            <text:p>удалить указанное дерево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(interactive) option to rm, which will prompt you to confirm the deletion of each file;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rm -R</text:p>
          </table:table-cell>
          <table:table-cell office:value-type="string" table:style-name="ce2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sudo rm -R /</text:p>
          </table:table-cell>
          <table:table-cell office:value-type="string" table:style-name="ce2">
            <text:p>удалить всё с машины, начиная с корня, включая саму систему Linux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cat</text:p>
          </table:table-cell>
          <table:table-cell office:value-type="string" table:style-name="ce2">
            <text:p>ПРОСМОТРЕТЬ ФАЙЛ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ore</text:p>
          </table:table-cell>
          <table:table-cell office:value-type="string" table:style-name="ce2">
            <text:p>тоже просмотреть файл, но по кнопке Enter читается по строкам. q - для выход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less</text:p>
          </table:table-cell>
          <table:table-cell office:value-type="string" table:style-name="ce2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">cp</text:span><text:s/>&lt;название файла&gt; &lt;путь, куда копируем&gt;</text:p>
          </table:table-cell>
          <table:table-cell office:value-type="string" table:style-name="ce2">
            <text:p>скопировать файл/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*.*</text:p>
          </table:table-cell>
          <table:table-cell office:value-type="string" table:style-name="ce2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?.*</text:p>
          </table:table-cell>
          <table:table-cell office:value-type="string" table:style-name="ce2">
            <text:p>скопировать ВСЕ файлы с "hello" в начале названия и с любым 1 символом после этого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-R Dir2 Dir 4</text:p>
          </table:table-cell>
          <table:table-cell office:value-type="string" table:style-name="ce2">
            <text:p>скопировать папку Dir2 со всем сожержимым в папку Dir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v</text:p>
          </table:table-cell>
          <table:table-cell office:value-type="string" table:style-name="ce2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v</text:p>
          </table:table-cell>
          <table:table-cell office:value-type="string" table:style-name="ce2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v text.txt .text.txt</text:p>
          </table:table-cell>
          <table:table-cell office:value-type="string" table:style-name="ce2">
            <text:p>сделать файл скрытым, если поставить точку в начале имен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&lt;folder name&gt;/</text:p>
          </table:table-cell>
          <table:table-cell office:value-type="string" table:style-name="ce2">
            <text:p>move file to fold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..</text:p>
          </table:table-cell>
          <table:table-cell office:value-type="string" table:style-name="ce2">
            <text:p>move file one level up to parent folder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ЗАПИСЬ В ФАЙЛЫ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edit</text:p>
          </table:table-cell>
          <table:table-cell office:value-type="string" table:style-name="ce2">
            <text:p>открытие простого блокнота в GUI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5">
            <text:p>nano</text:p>
          </table:table-cell>
          <table:table-cell office:value-type="string" table:style-name="ce2">
            <text:p>текстовый редактор прямо в терминале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office:value-type="string" table:style-name="ce2">
            <text:p>ВЫДЕЛЕНИЕ ТЕКСТ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trl-K (или F9)</text:p>
          </table:table-cell>
          <table:table-cell office:value-type="string" table:style-name="ce2">
            <text:p>Далее выделенный текст можно удалить или скопировать в буффер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комбинация Alt-6</text:p>
          </table:table-cell>
          <table:table-cell office:value-type="string" table:style-name="ce2">
            <text:p>Выделенный текст можно скопировать в буффер обмена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-U или F10</text:p>
          </table:table-cell>
          <table:table-cell office:value-type="string" table:style-name="ce2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pico</text:p>
          </table:table-cell>
          <table:table-cell office:value-type="string" table:style-name="ce2">
            <text:p>Тот же nano, но версия постар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</text:p>
          </table:table-cell>
          <table:table-cell office:value-type="string" table:style-name="ce2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ЯРЛЫКИ, СОРТИНГ, РЕГУЛЯРНЫЕ ВЫРАЖЕНИЯ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ln -s</text:p>
          </table:table-cell>
          <table:table-cell office:value-type="string" table:style-name="ce2">
            <text:p>создать ярлык на файл/папку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ln</text:p>
          </table:table-cell>
          <table:table-cell office:value-type="string" table:style-name="ce2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wc &lt;имя файла&gt;</text:p>
          </table:table-cell>
          <table:table-cell office:value-type="string" table:style-name="ce2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rt &lt;имя файла с данными&gt;</text:p>
          </table:table-cell>
          <table:table-cell office:value-type="string" table:style-name="ce2">
            <text:p>возвращает данные в файле, сортированные по алфавит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n</text:p>
          </table:table-cell>
          <table:table-cell office:value-type="string" table:style-name="ce2">
            <text:p>атрибут для сортировки чисел по возрастанию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ut -d "&lt;символ-резделитель&gt;" -f 3 &lt;имя файла, в который это записать&gt;</text:p>
          </table:table-cell>
          <table:table-cell office:value-type="string" table:style-name="ce2">
            <text:p>разрезает строку по делиметеру -d, как split в Python, выдает массив кусочков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атрибут -f 3</text:p>
          </table:table-cell>
          <table:table-cell office:value-type="string" table:style-name="ce2">
            <text:p>(field) выбирает не весь массив, а только указанный элемен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<text:span text:style-name="T2">grep</text:span><text:s/>&lt;искомый текст&gt; &lt;папка/файл&gt;</text:p>
          </table:table-cell>
          <table:table-cell office:value-type="string" table:style-name="ce2">
            <text:p>ищет определённый текст в файлах/папках/выходных данных pipelin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.gov" mydatafile.txt</text:p>
          </table:table-cell>
          <table:table-cell office:value-type="string" table:style-name="ce2">
            <text:p>ищем все вхождения с любой 1 буквой в любом регистре перед <text:s/>".gov"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*.gov" mydatafile.txt</text:p>
          </table:table-cell>
          <table:table-cell office:value-type="string" table:style-name="ce2">
            <text:p>ищем все вхождения с любым количеством букв перед <text:s/>".gov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-E "(kgb.gov|intel.com)"</text:p>
          </table:table-cell>
          <table:table-cell office:value-type="string" table:style-name="ce2">
            <text:p>ищем (или то, или другое) через разделитель |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ПЕРЕНАПРАВЛЕНИЕ ВЫВОДА/ВВОДА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read</text:p>
          </table:table-cell>
          <table:table-cell office:value-type="string" table:style-name="ce2">
            <text:p>прочитать вводимую стро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ad &lt;имя переменной&gt;</text:p>
          </table:table-cell>
          <table:table-cell office:value-type="string" table:style-name="ce2">
            <text:p>прочитать строку и присвоить её как значение переменно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rt names.txt</text:p>
          </table:table-cell>
          <table:table-cell office:value-type="string" table:style-name="ce2">
            <text:p>выведет отсортированное содержимое на экран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sort names.txt &gt; sorted.txt</text:p>
          </table:table-cell>
          <table:table-cell office:value-type="string" table:style-name="ce2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»</text:p>
          </table:table-cell>
          <table:table-cell office:value-type="string" table:style-name="ce2">
            <text:p>append, добваить данные в конец файла, аналогично комманде append в Pyth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&gt;</text:p>
          </table:table-cell>
          <table:table-cell office:value-type="string" table:style-name="ce2">
            <text:p>перенаправить данные, выдавшие ошибки в... <text:s/>вникуда в данном случа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&gt; errors.txt</text:p>
          </table:table-cell>
          <table:table-cell office:value-type="string" table:style-name="ce2">
            <text:p>перенаправить плохие ответы в файл errors.t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2&gt; /dev/null</text:p>
          </table:table-cell>
          <table:table-cell office:value-type="string" table:style-name="ce2">
            <text:p>перенаправить плохие ответы в девайс "вникуда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gt; good.txt 2&gt; errors.txt</text:p>
          </table:table-cell>
          <table:table-cell office:value-type="string" table:style-name="ce2">
            <text:p>разделили по 2 файлам хорошие ответы и плохи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amp;&gt; allresults.txt</text:p>
          </table:table-cell>
          <table:table-cell office:value-type="string" table:style-name="ce2">
            <text:p>вывести ВСЕ результаты, и плохие, и хорошие, в файл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АРХИВИРОВАНИЕ И КОМПРЕССИЯ ДАННЫХ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2">
            <text:p>tar</text:p>
          </table:table-cell>
          <table:table-cell office:value-type="string" table:style-name="ce2">
            <text:p>tape archive - объединяет несколько файлов/папок в один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pan text:style-name="T2">tar</text:span><text:s/>cvf mytar.tar Folder1</text:p>
          </table:table-cell>
          <table:table-cell office:value-type="string" table:style-name="ce2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tf mytar.tar</text:p>
          </table:table-cell>
          <table:table-cell office:value-type="string" table:style-name="ce2">
            <text:p>посмотреть внутрь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xvf mytar.tar</text:p>
          </table:table-cell>
          <table:table-cell office:value-type="string" table:style-name="ce2">
            <text:p>распаковать, показывая действия (v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<text:span text:style-name="T2">gzip</text:span><text:s/>mytar.tar</text:p>
          </table:table-cell>
          <table:table-cell office:value-type="string" table:style-name="ce2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unzip mytar.tar.gz</text:p>
          </table:table-cell>
          <table:table-cell office:value-type="string" table:style-name="ce2">
            <text:p>раскомпрессировать файл gz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2">bzip2</text:span><text:s/>mytar.tar</text:p>
          </table:table-cell>
          <table:table-cell office:value-type="string" table:style-name="ce2">
            <text:p>скомпрессировать более мощным методом в формат .bz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nzip2 mytar.tar.bz2</text:p>
          </table:table-cell>
          <table:table-cell office:value-type="string" table:style-name="ce2">
            <text:p>раскопрессирова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">xz</text:span><text:s/>и unxz</text:p>
          </table:table-cell>
          <table:table-cell office:value-type="string" table:style-name="ce2">
            <text:p>скомпрессовать и раскомпрессовать в формат .xz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r cvzf mytar.tar Folder1</text:p>
          </table:table-cell>
          <table:table-cell office:value-type="string" table:style-name="ce2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zip -r myZIP.zip Folder1</text:p>
          </table:table-cell>
          <table:table-cell office:value-type="string" table:style-name="ce2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zip myZIP.zip</text:p>
          </table:table-cell>
          <table:table-cell office:value-type="string" table:style-name="ce2">
            <text:p>распаковать zip-файл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ПОЛЬЗОВАТЕЛИ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cat /etc/passwd</text:p>
          </table:table-cell>
          <table:table-cell office:value-type="string" table:style-name="ce2">
            <text:p>открыть файл с данными всех аккаунтов пользователе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ami</text:p>
          </table:table-cell>
          <table:table-cell office:value-type="string" table:style-name="ce2">
            <text:p>показывает, какой юзер сейчас активен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2">su</text:span><text:s/>&lt;имя юзера&gt;</text:p>
          </table:table-cell>
          <table:table-cell office:value-type="string" table:style-name="ce2">
            <text:p>switch user, меняет текущего юзера на указанного, попросит ввести парол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it</text:p>
          </table:table-cell>
          <table:table-cell office:value-type="string" table:style-name="ce2">
            <text:p>выйти из временно примеренного юзера 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gout</text:p>
          </table:table-cell>
          <table:table-cell office:value-type="string" table:style-name="ce2">
            <text:p>выйти из текущего пользователя (root, например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 &lt;имя юзера&gt;</text:p>
          </table:table-cell>
          <table:table-cell office:value-type="string" table:style-name="ce2">
            <text:p>показывает группы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st</text:p>
          </table:table-cell>
          <table:table-cell office:value-type="string" table:style-name="ce2">
            <text:p>показывает крайние логины в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</text:p>
          </table:table-cell>
          <table:table-cell office:value-type="string" table:style-name="ce2">
            <text:p>показывает, кто сейчас залогинен в систему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w</text:p>
          </table:table-cell>
          <table:table-cell office:value-type="string" table:style-name="ce2">
            <text:p>всё то же самое, но ещё показывает и текущий работающи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2">useradd</text:span><text:s/>-m &lt;имя пользователя&gt;</text:p>
          </table:table-cell>
          <table:table-cell office:value-type="string" table:style-name="ce2">
            <text:p>создаем нового юзера. -m создает ему папку в /hom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passwd &lt;имя пользователя&gt;</text:p>
          </table:table-cell>
          <table:table-cell office:value-type="string" table:style-name="ce2">
            <text:p>установить пароль пользователю, чтобы он мог залогиниться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/etc/skel/</text:p>
          </table:table-cell>
          <table:table-cell office:value-type="string" table:style-name="ce2">
            <text:p>папка-скелет, которая сожержит всё, что будет создаваться для нов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userdel -r &lt;имя пользователя&gt;</text:p>
          </table:table-cell>
          <table:table-cell office:value-type="string" table:style-name="ce2">
            <text:p>удалить пользователя и все его данны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groupadd &lt;имя группы&gt;</text:p>
          </table:table-cell>
          <table:table-cell office:value-type="string" table:style-name="ce2">
            <text:p>создать группу с указанным имен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groupdel &lt;имя группы&gt;</text:p>
          </table:table-cell>
          <table:table-cell office:value-type="string" table:style-name="ce2">
            <text:p>удалить группу (пользователи сохраняются, просто выходят из этой группы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2">usermod</text:span><text:s/><text:span text:style-name="T3">-aG</text:span><text:s/>&lt;имя группы&gt; &lt;имя пользователя&gt;</text:p>
          </table:table-cell>
          <table:table-cell office:value-type="string" table:style-name="ce2">
            <text:p>добавить в группу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deluser &lt;имя группы&gt; &lt;имя пользователя&gt;</text:p>
          </table:table-cell>
          <table:table-cell office:value-type="string" table:style-name="ce2">
            <text:p>удалить из группы пользователя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СЕТЬ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env | grep proxy</text:p>
          </table:table-cell>
          <table:table-cell office:value-type="string" table:style-name="ce2">
            <text:p>узнать свой proxy-сервер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ifconfig</text:p>
          </table:table-cell>
          <table:table-cell office:value-type="string" table:style-name="ce2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stat -antu</text:p>
          </table:table-cell>
          <table:table-cell office:value-type="string" table:style-name="ce2">
            <text:p>увидеть занятые порты на локальной машин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fconfig</text:p>
          </table:table-cell>
          <table:table-cell office:value-type="string" table:style-name="ce2">
            <text:p>данные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 addr show</text:p>
          </table:table-cell>
          <table:table-cell office:value-type="string" table:style-name="ce2">
            <text:p>другой вариант данных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ute</text:p>
          </table:table-cell>
          <table:table-cell office:value-type="string" table:style-name="ce2">
            <text:p>адреса пересылки пакетов в разных странах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ing</text:p>
          </table:table-cell>
          <table:table-cell office:value-type="string" table:style-name="ce2">
            <text:p>отослать пакеты на адрес, проверить ответ (пропинговать)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ПРАВА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2">
            <text:p>rwx</text:p>
          </table:table-cell>
          <table:table-cell office:value-type="string" table:style-name="ce2">
            <text:p>права на чтение, запись, исполнение файла (или вход в папку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--</text:p>
          </table:table-cell>
          <table:table-cell office:value-type="string" table:style-name="ce2">
            <text:p>право только на чтен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own &lt;имя пользователя&gt; &lt;имя файла/папки&gt;</text:p>
          </table:table-cell>
          <table:table-cell office:value-type="string" table:style-name="ce2">
            <text:p>поменять владельца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grp &lt;имя группы&gt; &lt;имя файла/папки&gt;</text:p>
          </table:table-cell>
          <table:table-cell office:value-type="string" table:style-name="ce2">
            <text:p>поменять доступ групп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mod o+x &lt;имя файла/папки&gt;</text:p>
          </table:table-cell>
          <table:table-cell office:value-type="string" table:style-name="ce2">
            <text:p>добавить право others (o) на запуск файла (x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u+x, g-w, o+r &lt;имя файла/папки&gt;</text:p>
          </table:table-cell>
          <table:table-cell office:value-type="string" table:style-name="ce2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mod ugo=r &lt;имя файла/папки&gt;</text:p>
          </table:table-cell>
          <table:table-cell office:value-type="string" table:style-name="ce2">
            <text:p>юзеру, группе и остальным - всем поставить толкьо право read, остальные права отключи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 = 4, w = 2, x =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wx = 7, rw- = 6, r-x = 5, r-- = 4, -wx = 3, -w- = 2, --x = 1, --- = 0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2">
            <text:p>chmod 777 &lt;имя файла/папки&gt;</text:p>
          </table:table-cell>
          <table:table-cell office:value-type="string" table:style-name="ce2">
            <text:p>дать полные права всем. Первая 7 - пользователю, вторая - группе, третья — остальны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o+t &lt;имя папки&gt;</text:p>
          </table:table-cell>
          <table:table-cell office:value-type="string" table:style-name="ce2">
            <text:p>сделать sticky beat для папки, запретить удалять файлы не владельцам файл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1777 &lt;имя папки&gt;</text:p>
          </table:table-cell>
          <table:table-cell office:value-type="string" table:style-name="ce2">
            <text:p>сделать в папке полные права. Первая цифра - sticky beat. 1 включает, 0 выключает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4">
            <text:p>УСТАНОВКА ДОПОЛНЕНИЙ НА VBOX для открытия общих папок</text:p>
          </table:table-cell>
          <table:table-cell table:style-name="ce4"/>
          <table:table-cell table:number-columns-repeated="16382"/>
        </table:table-row>
        <table:table-row table:style-name="ro7">
          <table:table-cell office:value-type="string" table:style-name="ce2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2">
            <text:p>cd /media/cdrom</text:p>
          </table:table-cell>
          <table:table-cell office:value-type="string" table:style-name="ce2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16382"/>
        </table:table-row>
        <table:table-row table:style-name="ro8">
          <table:table-cell office:value-type="string" table:style-name="ce2">
            <text:p><text:span text:style-name="T5">sudo sh ./VBoxLinuxAdditions.run</text:span><text:span text:style-name="T5"/></text:p>
            <text:p><text:span text:style-name="T5">sudo adduser username vboxsf</text:span><text:span text:style-name="T5"/></text:p>
            <text:p><text:span text:style-name="T5">sudo reboot</text:span></text:p>
          </table:table-cell>
          <table:table-cell table:style-name="ce2"/>
          <table:table-cell table:number-columns-repeated="16382"/>
        </table:table-row>
        <table:table-row table:number-rows-repeated="7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BASH SCRIPTS</text:p>
          </table:table-cell>
          <table:table-cell table:style-name="ce4"/>
          <table:table-cell table:number-columns-repeated="16382"/>
        </table:table-row>
        <table:table-row table:style-name="ro7">
          <table:table-cell table:style-name="ce2"/>
          <table:table-cell office:value-type="string" table:style-name="ce2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mod a+x myscript.sh</text:p>
          </table:table-cell>
          <table:table-cell office:value-type="string" table:style-name="ce2">
            <text:p>файлу скрипта надо дать возможность запускатьс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">
          <table:table-cell office:value-type="string" table:style-name="ce2">
            <text:p>./myscript.sh</text:p>
          </table:table-cell>
          <table:table-cell office:value-type="string" table:style-name="ce2">
            <text:p>запустить скрипт с именем myscript.sh, если мы в его директории</text:p>
            <text:p>переменные пишутся в кавычках и со знаком $, затем пишется порядковый номер переменной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0</text:p>
          </table:table-cell>
          <table:table-cell office:value-type="string" table:style-name="ce2">
            <text:p>название файла со скриптом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1</text:p>
          </table:table-cell>
          <table:table-cell office:value-type="string" table:style-name="ce2">
            <text:p>первая переменная и т. д.</text:p>
          </table:table-cell>
          <table:table-cell table:number-columns-repeated="16382"/>
        </table:table-row>
        <table:table-row table:style-name="ro9">
          <table:table-cell office:value-type="string" table:style-name="ce2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office:value-type="string" table:style-name="ce2">
            <text:p>Обычный if.</text:p>
            <text:p/>
            <text:p>конец if, тот же if, но наоборот… получается fi</text:p>
          </table:table-cell>
          <table:table-cell table:number-columns-repeated="16382"/>
        </table:table-row>
        <table:table-row table:style-name="ro10">
          <table:table-cell office:value-type="string" table:style-name="ce2">
            <text:p>read -p "Please, enter something: " x</text:p>
            <text:p>echo "Starting CASE selection..."</text:p>
            <text:p>case $x in<text:s/>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office:value-type="string" table:style-name="ce2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office:value-type="string" table:style-name="ce2">
            <text:p>while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myfile in `ls *.txt`; do</text:p>
            <text:p>cat $myfile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x in {1...10}; do</text:p>
            <text:p>echo "X = $x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(( i=1; i&lt;=10; i++ )); do</text:p>
            <text:p>echo "Nomer I = $i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summa=0</text:p>
          </table:table-cell>
          <table:table-cell office:value-type="string" table:style-name="ce2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6382"/>
        </table:table-row>
        <table:table-row table:style-name="ro11">
          <table:table-cell office:value-type="string" table:style-name="ce2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office:value-type="string" table:style-name="ce2">
            <text:p>задаё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Function 50 vasya</text:p>
          </table:table-cell>
          <table:table-cell office:value-type="string" table:style-name="ce2">
            <text:p>вызывае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"Summa = $summa"</text:p>
          </table:table-cell>
          <table:table-cell office:value-type="string" table:style-name="ce2">
            <text:p>выводим изменившуюся переменную</text:p>
          </table:table-cell>
          <table:table-cell table:number-columns-repeated="16382"/>
        </table:table-row>
        <table:table-row table:number-rows-repeated="52" table:style-name="ro1">
          <table:table-cell table:number-columns-repeated="2" table:style-name="ce2"/>
          <table:table-cell table:number-columns-repeated="16382"/>
        </table:table-row>
        <table:table-row table:number-rows-repeated="1048294" table:style-name="ro12">
          <table:table-cell table:number-columns-repeated="16384"/>
        </table:table-row>
      </table:table>
      <table:table table:name="GIT" table:style-name="ta1">
        <table:table-column table:style-name="co2" table:default-cell-style-name="ce8"/>
        <table:table-column table:style-name="co5" table:default-cell-style-name="ce8"/>
        <table:table-column table:style-name="co3" table:number-columns-repeated="1022" table:default-cell-style-name="ce8"/>
        <table:table-column table:style-name="co4" table:number-columns-repeated="15360" table:default-cell-style-name="ce1"/>
        <table:table-row table:number-rows-repeated="2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9">
            <text:p>КОММИТ, ПУШ и ПУЛЛ</text:p>
          </table:table-cell>
          <table:table-cell table:style-name="ce9"/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7">
            <text:p><text:span text:style-name="T7">git<text:s/></text:span><text:span text:style-name="T8">add</text:span><text:span text:style-name="T7"><text:s/>.</text:span></text:p>
          </table:table-cell>
          <table:table-cell office:value-type="string" table:style-name="ce7">
            <text:p>добавить в список назначенных к выгрузке ВСЕ файлы и папки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<text:span text:style-name="T9">git<text:s/></text:span><text:span text:style-name="T10">commit</text:span><text:span text:style-name="T9"><text:s/>-m "README file was changed"</text:span></text:p>
          </table:table-cell>
          <table:table-cell office:value-type="string" table:style-name="ce7">
            <text:p>НАЗНАЧИТЬ к выгрузке в ЛОКАЛЬНЫЙ репозиторий файлы и <text:s/>дать комментарий</text:p>
          </table:table-cell>
          <table:table-cell table:number-columns-repeated="16382"/>
        </table:table-row>
        <table:table-row table:style-name="ro13">
          <table:table-cell office:value-type="string" table:style-name="ce7">
            <text:p><text:span text:style-name="T7">git<text:s/></text:span><text:span text:style-name="T8">push</text:span><text:span text:style-name="T7"><text:s/>-u<text:s/></text:span><text:span text:style-name="T11">origin<text:s/></text:span><text:span text:style-name="T12">master</text:span></text:p>
          </table:table-cell>
          <table:table-cell office:value-type="string" table:style-name="ce7">
            <text:p><text:span text:style-name="T7">из локального выгрузить ветку главную в репозиторий, подключенный как<text:s/></text:span><text:span text:style-name="T11">origin</text:span><text:span text:style-name="T7">, в ветку<text:s/></text:span><text:span text:style-name="T12">master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7">
            <text:p>git rm --cached blog/blog.php</text:p>
          </table:table-cell>
          <table:table-cell office:value-type="string" table:style-name="ce7">
            <text:p>исключить из назначенных к выгрузке конкретный файл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it push</text:p>
          </table:table-cell>
          <table:table-cell office:value-type="string" table:style-name="ce7">
            <text:p>краткая команда выгрузить из локалки в репозиторий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PS D:\Python\aanikin\Python&gt; git<text:s/><text:span text:style-name="T3">add</text:span><text:s/>Practice/a.makarov/test.py</text:p>
          </table:table-cell>
          <table:table-cell office:value-type="string" table:style-name="ce7">
            <text:p>добавление к коммиту папки, либо можно добавить всё указав точку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7">
            <text:p>git<text:s/><text:span text:style-name="T13">pull</text:span><text:s/>aanikin master –allow-unrelated-histories</text:p>
          </table:table-cell>
          <table:table-cell office:value-type="string" table:style-name="ce7">
            <text:p>скачать данные с репозитория, обновив свою папку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PS D:\Python\aanikin\Python&gt; git<text:s/><text:span text:style-name="T13">push</text:span><text:s/>-u aanikin --all</text:p>
          </table:table-cell>
          <table:table-cell office:value-type="string" table:style-name="ce7">
            <text:p>ПОСЛЕ pull <text:s/>можно изменять файлы и делать push — закинуть измененные свои файлы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<text:span text:style-name="T7">git<text:s/></text:span><text:span text:style-name="T14">clone</text:span><text:span text:style-name="T7"><text:s/></text:span>https://github.com/aanikin/Python</text:p>
          </table:table-cell>
          <table:table-cell office:value-type="string" table:style-name="ce7">
            <text:p>скачать содержимое репозитория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9">
            <text:p>ТЭГИ</text:p>
          </table:table-cell>
          <table:table-cell table:style-name="ce9"/>
          <table:table-cell table:number-columns-repeated="16382"/>
        </table:table-row>
        <table:table-row table:style-name="ro14">
          <table:table-cell office:value-type="string" table:style-name="ce10">
            <text:p>git tag stable-1</text:p>
          </table:table-cell>
          <table:table-cell office:value-type="string" table:style-name="ce7">
            <text:p><text:span text:style-name="T9">создать «легковесный» тэг, связанный с последним</text:span><text:span text:style-name="T9"/></text:p>
            <text:p><text:span text:style-name="T9">коммитом. Если тэг уже есть, то еще один создан не будет.</text:span>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tag stable-2 f292ef5</text:p>
          </table:table-cell>
          <table:table-cell office:value-type="string" table:style-name="ce10">
            <text:p>пометить тэгом определенный коммит.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9">
            <text:p>БЭКАП</text:p>
          </table:table-cell>
          <table:table-cell table:style-name="ce9"/>
          <table:table-cell table:number-columns-repeated="16382"/>
        </table:table-row>
        <table:table-row table:style-name="ro15">
          <table:table-cell office:value-type="string" table:style-name="ce7">
            <text:p><text:span text:style-name="T7">git<text:s/></text:span><text:span text:style-name="T8">reset</text:span><text:span text:style-name="T7"><text:s/>--soft</text:span><text:span text:style-name="T7"><text:s/></text:span><text:span text:style-name="T11">origin<text:s/></text:span><text:span text:style-name="T12">feature</text:span></text:p>
          </table:table-cell>
          <table:table-cell office:value-type="string" table:style-name="ce7">
            <text:p><text:span text:style-name="T15">Главная команда!</text:span><text:span text:style-name="T15"/></text:p>
            <text:p><text:span text:style-name="T9">Отменяет сделанный коммит, если он ещё не запушен. Вместо<text:s/></text:span><text:span text:style-name="T9">origin</text:span><text:span text:style-name="T9"><text:s/>ставьте свой репозиторий и ветку можно ещё добавить.</text:span>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<text:span text:style-name="T7">git<text:s/></text:span><text:span text:style-name="T8">checkout</text:span><text:span text:style-name="T7"><text:s/>&lt;hello.html&gt;</text:span></text:p>
          </table:table-cell>
          <table:table-cell office:value-type="string" table:style-name="ce7">
            <text:p>отбэкапиться на версию до коммита с hello.html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git reset &lt;кусок изменённого объекта, например HEAD hello.html&gt;</text:p>
          </table:table-cell>
          <table:table-cell office:value-type="string" table:style-name="ce7">
            <text:p>убрать из индексации часть изменений (после случайного git add .)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10">
            <text:p>git revert 7f6b500</text:p>
          </table:table-cell>
          <table:table-cell office:value-type="string" table:style-name="ce10">
            <text:p>отменить коммит с указанным ID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reset 9cf99cc —hard</text:p>
          </table:table-cell>
          <table:table-cell office:value-type="string" table:style-name="ce10">
            <text:p>нормально отбэкапиться к ID верси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9">
            <text:p>АНАЛИЗ</text:p>
          </table:table-cell>
          <table:table-cell table:style-name="ce9"/>
          <table:table-cell table:number-columns-repeated="16382"/>
        </table:table-row>
        <table:table-row table:style-name="ro1">
          <table:table-cell office:value-type="string" table:style-name="ce7">
            <text:p>git log —oneline</text:p>
          </table:table-cell>
          <table:table-cell office:value-type="string" table:style-name="ce7">
            <text:p>посмотреть лог по 1 строчке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status<text:s text:c="2"/></text:p>
          </table:table-cell>
          <table:table-cell office:value-type="string" table:style-name="ce10">
            <text:p>посмотреть, что назначено к выгрузке в Локалку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pan text:style-name="T7">git<text:s/></text:span><text:span text:style-name="T8">remote</text:span><text:span text:style-name="T7"><text:s/></text:span><text:span text:style-name="T11">show<text:s/></text:span><text:span text:style-name="T7">origin</text:span></text:p>
          </table:table-cell>
          <table:table-cell office:value-type="string" table:style-name="ce10">
            <text:p><text:span text:style-name="T7">то</text:span><text:span text:style-name="T7"><text:s/></text:span><text:span text:style-name="T7">же</text:span><text:span text:style-name="T7"><text:s/></text:span><text:span text:style-name="T7">самое</text:span>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remote -v</text:p>
          </table:table-cell>
          <table:table-cell office:value-type="string" table:style-name="ce10">
            <text:p>узнать, к каким репозиториям подключен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config --get remote.origin.url</text:p>
          </table:table-cell>
          <table:table-cell office:value-type="string" table:style-name="ce10">
            <text:p>увидеть, какой онлайн-репозиторий выбран как origin</text:p>
          </table:table-cell>
          <table:table-cell table:number-columns-repeated="16382"/>
        </table:table-row>
        <table:table-row table:style-name="ro1">
          <table:table-cell table:number-columns-repeated="2" table:style-name="ce10"/>
          <table:table-cell table:number-columns-repeated="16382"/>
        </table:table-row>
        <table:table-row table:style-name="ro1">
          <table:table-cell office:value-type="string" table:style-name="ce10">
            <text:p>git branch -a</text:p>
          </table:table-cell>
          <table:table-cell office:value-type="string" table:style-name="ce10">
            <text:p>увидеть все ветки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log —pretty=oneline</text:p>
          </table:table-cell>
          <table:table-cell office:value-type="string" table:style-name="ce10">
            <text:p>Вывести историю коммитов</text:p>
          </table:table-cell>
          <table:table-cell table:number-columns-repeated="16382"/>
        </table:table-row>
        <table:table-row table:style-name="ro14">
          <table:table-cell office:value-type="string" table:style-name="ce10">
            <text:p>git tag</text:p>
          </table:table-cell>
          <table:table-cell office:value-type="string" table:style-name="ce7">
            <text:p><text:span text:style-name="T9">Посмотреть список имеющихся тегов</text:span><text:span text:style-name="T9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9">
            <text:p>НАСТРОЙКИ ПОДКЛЮЧЕНИЯ</text:p>
          </table:table-cell>
          <table:table-cell table:style-name="ce9"/>
          <table:table-cell table:number-columns-repeated="16382"/>
        </table:table-row>
        <table:table-row table:style-name="ro1">
          <table:table-cell office:value-type="string" table:style-name="ce7">
            <text:p>git config --global user.name<text:s/><text:span text:style-name="T6">"AntAlMakarov"</text:span></text:p>
          </table:table-cell>
          <table:table-cell office:value-type="string" table:style-name="ce7">
            <text:p>установить имя своего юзера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<text:span text:style-name="T7">git config --global user.email<text:s/></text:span><text:span text:style-name="T16">"</text:span>AntAlMakarov@greenatom.ru<text:span text:style-name="T16">"</text:span></text:p>
          </table:table-cell>
          <table:table-cell office:value-type="string" table:style-name="ce7">
            <text:p><text:span text:style-name="T7">установить<text:s/></text:span><text:span text:style-name="T7">email</text:span><text:span text:style-name="T7"><text:s/>своего юзера</text:span>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7">
            <text:p><text:span text:style-name="T9">git<text:s/></text:span><text:span text:style-name="T10">remote<text:s/></text:span><text:span text:style-name="T17">add</text:span><text:span text:style-name="T10"><text:s/></text:span><text:span text:style-name="T17">origin</text:span><text:span text:style-name="T9"><text:s/></text:span>https://gitlab.com/dev/name_repo<text:span text:style-name="T9">/</text:span></text:p>
          </table:table-cell>
          <table:table-cell office:value-type="string" table:style-name="ce7">
            <text:p>подключиться к репозиторию "dev/name_repo", созданному на гит</text:p>
          </table:table-cell>
          <table:table-cell table:number-columns-repeated="16382"/>
        </table:table-row>
        <table:table-row table:style-name="ro16">
          <table:table-cell office:value-type="string" table:style-name="ce7">
            <text:p><text:span text:style-name="T7">git remote add origin<text:s/></text:span>https://github.com/Antohnio123/Antohnio.git</text:p>
          </table:table-cell>
          <table:table-cell office:value-type="string" table:style-name="ce7">
            <text:p>подключиться к моему репозиторию на GitHub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<text:span text:style-name="T7">git<text:s/></text:span><text:span text:style-name="T8">remote<text:s/></text:span><text:span text:style-name="T14">set-url</text:span><text:span text:style-name="T8"><text:s/></text:span><text:span text:style-name="T14">origin</text:span><text:span text:style-name="T8"><text:s/></text:span><text:span text:style-name="T7">new.git.url/here</text:span></text:p>
          </table:table-cell>
          <table:table-cell office:value-type="string" table:style-name="ce7">
            <text:p>Переключиться на другой репозиторий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table:number-columns-repeated="2" table:style-name="ce11"/>
          <table:table-cell table:number-columns-repeated="16382"/>
        </table:table-row>
        <table:table-row table:style-name="ro2">
          <table:table-cell office:value-type="string" table:style-name="ce7">
            <text:p><text:span text:style-name="T7">git remote add<text:s/></text:span><text:span text:style-name="T7">aanikin<text:s/></text:span>https://github.com/aanikin/Python</text:p>
          </table:table-cell>
          <table:table-cell office:value-type="string" table:style-name="ce7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9">
            <text:p>ВЕТКИ:</text:p>
          </table:table-cell>
          <table:table-cell table:style-name="ce9"/>
          <table:table-cell table:number-columns-repeated="16382"/>
        </table:table-row>
        <table:table-row table:style-name="ro1">
          <table:table-cell office:value-type="string" table:style-name="ce12">
            <text:p>git branch -a</text:p>
          </table:table-cell>
          <table:table-cell office:value-type="string" table:style-name="ce10">
            <text:p>увидеть все ветки</text:p>
          </table:table-cell>
          <table:table-cell table:number-columns-repeated="16382"/>
        </table:table-row>
        <table:table-row table:style-name="ro14">
          <table:table-cell office:value-type="string" table:style-name="ce10">
            <text:p>git checkout -b admin</text:p>
          </table:table-cell>
          <table:table-cell office:value-type="string" table:style-name="ce7">
            <text:p><text:span text:style-name="T9">создать ветку admin и сразу на неё переключиться</text:span><text:span text:style-name="T9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13">
            <text:p>git checkout forum</text:p>
          </table:table-cell>
          <table:table-cell office:value-type="string" table:style-name="ce10">
            <text:p>переключиться на ветку форум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checkout 2a36c1b</text:p>
          </table:table-cell>
          <table:table-cell office:value-type="string" table:style-name="ce10">
            <text:p>переключиться на версию с указанным ID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10">
            <text:p>git merge forum</text:p>
          </table:table-cell>
          <table:table-cell office:value-type="string" table:style-name="ce10">
            <text:p>слить текущую ветку и указанную (forum)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pan text:style-name="T7">git branch -d &lt;</text:span><text:span text:style-name="T7">имя</text:span><text:span text:style-name="T7"><text:s/></text:span><text:span text:style-name="T7">ветки</text:span><text:span text:style-name="T7">&gt;</text:span></text:p>
          </table:table-cell>
          <table:table-cell office:value-type="string" table:style-name="ce10">
            <text:p>удалить ветку за ненадобностью или после merge с другой.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4">
          <table:table-cell office:value-type="string" table:style-name="ce10">
            <text:p>git branch --set-upstream-to=master tocheck</text:p>
          </table:table-cell>
          <table:table-cell office:value-type="string" table:style-name="ce10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6382"/>
        </table:table-row>
        <table:table-row table:style-name="ro1">
          <table:table-cell table:number-columns-repeated="2" table:style-name="ce10"/>
          <table:table-cell table:number-columns-repeated="16382"/>
        </table:table-row>
        <table:table-row table:style-name="ro17">
          <table:table-cell office:value-type="string" table:style-name="ce10">
            <text:p>$ git checkout &lt;feature&gt;</text:p>
            <text:p>$ git<text:s/><text:span text:style-name="T3">merge</text:span><text:s/>master</text:p>
            <text:p>(or)</text:p>
            <text:p>$ git<text:s/><text:span text:style-name="T3">merge</text:span><text:s/>master &lt;feature&gt;</text:p>
          </table:table-cell>
          <table:table-cell office:value-type="string" table:style-name="ce10">
            <text:p>Merge (слияние веток)</text:p>
          </table:table-cell>
          <table:table-cell table:number-columns-repeated="16382"/>
        </table:table-row>
        <table:table-row table:style-name="ro1">
          <table:table-cell table:number-columns-repeated="2" table:style-name="ce10"/>
          <table:table-cell table:number-columns-repeated="16382"/>
        </table:table-row>
        <table:table-row table:style-name="ro18">
          <table:table-cell office:value-type="string" table:style-name="ce10">
            <text:p>git checkout &lt;feature&gt;</text:p>
            <text:p>git<text:s/><text:span text:style-name="T18">rebase</text:span><text:s/>-i master</text:p>
          </table:table-cell>
          <table:table-cell office:value-type="string" table:style-name="ce10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6382"/>
        </table:table-row>
        <table:table-row table:number-rows-repeated="7" table:style-name="ro1">
          <table:table-cell table:number-columns-repeated="2" table:style-name="ce10"/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table:style-name="ce10"/>
          <table:table-cell table:style-name="ce7"/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14">
            <text:p>SSH-key</text:p>
          </table:table-cell>
          <table:table-cell table:style-name="ce9"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18">
            <text:p><text:span text:style-name="T9">Open a terminal on Linux or macOS, or Git Bash / WSL on Windows.</text:span><text:span text:style-name="T9"/></text:p>
            <text:p><text:span text:style-name="T9">Generate a new ED25519 SSH key pair:</text:span><text:span text:style-name="T9"/></text:p>
            <text:p><text:span text:style-name="T9">ssh-keygen -t ed25519 -C "email@example.com"</text:span><text:span text:style-name="T9"/></text:p>
            <text:p><text:span text:style-name="T9"/></text:p>
            <text:p><text:span text:style-name="T9">Or, if you want to use RSA:</text:span><text:span text:style-name="T9"/></text:p>
            <text:p><text:span text:style-name="T9">ssh-keygen -t rsa -b 4096 -C "email@example.com"</text:span><text:span text:style-name="T9"/></text:p>
            <text:p><text:span text:style-name="T9"/></text:p>
            <text:p><text:span text:style-name="T9">It will generate the key in =&gt; C:\Users\yourname.ssh directory.</text:span><text:span text:style-name="T9"/></text:p>
            <text:p><text:span text:style-name="T9">Copy the public key and paste in the gitlab location.</text:span><text:span text:style-name="T9"/></text:p>
            <text:p><text:span text:style-name="T9"/></text:p>
            <text:p><text:span text:style-name="T9">ssh-agent $(ssh-add C:\Users\youname\.ssh\id_rsa; git clone<text:s/></text:span>git@gitlab.com<text:span text:style-name="T9">:xyz/SpringBootStarter.git)</text:span></text:p>
          </table:table-cell>
          <table:covered-table-cell/>
          <table:table-cell table:number-columns-repeated="16382"/>
        </table:table-row>
        <table:table-row table:style-name="ro14">
          <table:table-cell office:value-type="string" table:style-name="ce10">
            <text:p>В Винде надо удалить старый пароль и логин в Windows Credentials</text:p>
          </table:table-cell>
          <table:table-cell table:style-name="ce7"/>
          <table:table-cell table:number-columns-repeated="16382"/>
        </table:table-row>
        <table:table-row table:number-rows-repeated="2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14">
            <text:p><text:span text:style-name="T7">.</text:span><text:span text:style-name="T7">GITIGNORE</text:span></text:p>
          </table:table-cell>
          <table:table-cell table:style-name="ce14"/>
          <table:table-cell table:number-columns-repeated="16382"/>
        </table:table-row>
        <table:table-row table:style-name="ro19">
          <table:table-cell office:value-type="string" table:style-name="ce10">
            <text:p>.gitignore</text:p>
          </table:table-cell>
          <table:table-cell office:value-type="string" table:style-name="ce10">
            <text:p><text:span text:style-name="T7">Файл должен иметь<text:s/></text:span><text:span text:style-name="T7">формат</text:span><text:span text:style-name="T7"><text:s/>«.</text:span><text:span text:style-name="T7">gitignore</text:span><text:span text:style-name="T7">» без имени. Винда не даст такой создать, но можно сделать «.</text:span><text:span text:style-name="T7">gitignore</text:span><text:span text:style-name="T7">.» с точкой в конце, которая исчезнет автоматически.</text:span></text:p>
          </table:table-cell>
          <table:table-cell table:number-columns-repeated="16382"/>
        </table:table-row>
        <table:table-row table:style-name="ro20">
          <table:table-cell office:value-type="string" table:style-name="ce10">
            <text:p>/</text:p>
          </table:table-cell>
          <table:table-cell office:value-type="string" table:style-name="ce7">
            <text:p><text:span text:style-name="T9">Если шаблон начинается со слеша, то он соответствует файлам и каталогам только в корне хранилища. ???</text:span><text:span text:style-name="T9"/></text:p>
            <text:p><text:span text:style-name="T9"/></text:p>
            <text:p><text:span text:style-name="T19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*</text:p>
          </table:table-cell>
          <table:table-cell office:value-type="string" table:style-name="ce10">
            <text:p>Символ звездочки соответствует нулю или более символам</text:p>
          </table:table-cell>
          <table:table-cell table:number-columns-repeated="16382"/>
        </table:table-row>
        <table:table-row table:style-name="ro15">
          <table:table-cell office:value-type="string" table:style-name="ce15">
            <text:p>**</text:p>
          </table:table-cell>
          <table:table-cell office:value-type="string" table:style-name="ce10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?</text:p>
          </table:table-cell>
          <table:table-cell office:value-type="string" table:style-name="ce10">
            <text:p>Вопросительный знак соответствует любому отдельному символу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[…]</text:p>
          </table:table-cell>
          <table:table-cell office:value-type="string" table:style-name="ce10">
            <text:p>Любой ИЗ символов в скобках</text:p>
          </table:table-cell>
          <table:table-cell table:number-columns-repeated="16382"/>
        </table:table-row>
        <table:table-row table:style-name="ro21">
          <table:table-cell office:value-type="string" table:style-name="ce10">
            <text:p>*.[oa]</text:p>
          </table:table-cell>
          <table:table-cell office:value-type="string" table:style-name="ce7">
            <text:p><text:span text:style-name="T9">file.o</text:span><text:span text:style-name="T9"/></text:p>
            <text:p><text:span text:style-name="T9">file.a</text:span><text:span text:style-name="T9"/></text:p>
            <text:p><text:span text:style-name="T9">dsfgfdg.o</text:span><text:span text:style-name="T9"/></text:p>
            <text:p/>
          </table:table-cell>
          <table:table-cell table:number-columns-repeated="16382"/>
        </table:table-row>
        <table:table-row table:style-name="ro20">
          <table:table-cell office:value-type="string" table:style-name="ce10">
            <text:p>*.[!oa]</text:p>
          </table:table-cell>
          <table:table-cell office:value-type="string" table:style-name="ce7">
            <text:p><text:span text:style-name="T9">Если первым знаком стоит восклицательный, он зачит отрицание - любой символ КРОМЕ указанных в скобках</text:span><text:span text:style-name="T9"/></text:p>
            <text:p><text:span text:style-name="T9">file.s</text:span><text:span text:style-name="T9"/></text:p>
            <text:p><text:span text:style-name="T9">file.1</text:span><text:span text:style-name="T9"/></text:p>
            <text:p><text:span text:style-name="T9">file.0</text:span>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5">
          <table:table-cell office:value-type="string" table:style-name="ce7">
            <text:p><text:span text:style-name="T9">!.gitignore</text:span><text:span text:style-name="T9"/></text:p>
            <text:p><text:span text:style-name="T9">!script.pl</text:span><text:span text:style-name="T9"/></text:p>
            <text:p><text:span text:style-name="T9">!template.latex</text:span></text:p>
          </table:table-cell>
          <table:table-cell office:value-type="string" table:style-name="ce10">
            <text:p>…But not these files…</text:p>
          </table:table-cell>
          <table:table-cell table:number-columns-repeated="16382"/>
        </table:table-row>
        <table:table-row table:style-name="ro14">
          <table:table-cell office:value-type="string" table:style-name="ce10">
            <text:p>!*/</text:p>
          </table:table-cell>
          <table:table-cell office:value-type="string" table:style-name="ce7">
            <text:p><text:span text:style-name="T9">...even if they are in subdirectories</text:span><text:span text:style-name="T9"/></text:p>
            <text:p/>
          </table:table-cell>
          <table:table-cell table:number-columns-repeated="16382"/>
        </table:table-row>
        <table:table-row table:style-name="ro14">
          <table:table-cell office:value-type="string" table:style-name="ce7">
            <text:p><text:span text:style-name="T9">!*/a/b/file1.txt</text:span><text:span text:style-name="T9"/></text:p>
            <text:p><text:span text:style-name="T9">!*/a/b/c/*</text:span></text:p>
          </table:table-cell>
          <table:table-cell office:value-type="string" table:style-name="ce7">
            <text:p><text:span text:style-name="T9">if the files to be tracked are in subdirectories</text:span><text:span text:style-name="T9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5">
          <table:table-cell office:value-type="string" table:style-name="ce7">
            <text:p><text:span text:style-name="T9">/files/data.zip</text:span><text:span text:style-name="T9"/></text:p>
            <text:p><text:span text:style-name="T9">/server.log</text:span><text:span text:style-name="T9"/></text:p>
            <text:p><text:span text:style-name="T9">/uploads/users/data/info.xls</text:span></text:p>
          </table:table-cell>
          <table:table-cell office:value-type="string" table:style-name="ce7">
            <text:p><text:span text:style-name="T9">Конкретные файлы</text:span><text:span text:style-name="T9"/></text:p>
            <text:p/>
          </table:table-cell>
          <table:table-cell table:number-columns-repeated="16382"/>
        </table:table-row>
        <table:table-row table:style-name="ro21">
          <table:table-cell office:value-type="string" table:style-name="ce7">
            <text:p><text:span text:style-name="T9">*.zip</text:span><text:span text:style-name="T9"/></text:p>
            <text:p><text:span text:style-name="T9">*.log</text:span><text:span text:style-name="T9"/></text:p>
            <text:p><text:span text:style-name="T9">*.pdf</text:span><text:span text:style-name="T9"/></text:p>
            <text:p><text:span text:style-name="T9">*.xls</text:span></text:p>
          </table:table-cell>
          <table:table-cell office:value-type="string" table:style-name="ce7">
            <text:p><text:span text:style-name="T9">Игнорирование по типу файла, будут игнорироваться в АБСОЛЮТНО всех директориях</text:span><text:span text:style-name="T9"/></text:p>
            <text:p/>
          </table:table-cell>
          <table:table-cell table:number-columns-repeated="16382"/>
        </table:table-row>
        <table:table-row table:style-name="ro15">
          <table:table-cell office:value-type="string" table:style-name="ce10">
            <text:p>config.php</text:p>
          </table:table-cell>
          <table:table-cell office:value-type="string" table:style-name="ce7">
            <text:p><text:span text:style-name="T9">Игнорирование конкретного файла<text:s/></text:span><text:span text:style-name="T19">ТОЛЬКО в корне проекта</text:span><text:span text:style-name="T19"/></text:p>
            <text:p><text:span text:style-name="T19">(корнём считается расположение файла .gitignore)</text:span><text:span text:style-name="T19"/></text:p>
            <text:p><text:span text:style-name="T19">Например НЕ БУДЕТ проигнорирован файл /db/config.php ???</text:span></text:p>
          </table:table-cell>
          <table:table-cell table:number-columns-repeated="16382"/>
        </table:table-row>
        <table:table-row table:style-name="ro15">
          <table:table-cell office:value-type="string" table:style-name="ce10">
            <text:p>/params/config.php</text:p>
          </table:table-cell>
          <table:table-cell office:value-type="string" table:style-name="ce7">
            <text:p><text:span text:style-name="T9">Игнорирование конкретного файла ТОЛЬКО в указанной директории</text:span><text:span text:style-name="T9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22">
          <table:table-cell office:value-type="string" table:style-name="ce10">
            <text:p>/images/*</text:p>
          </table:table-cell>
          <table:table-cell office:value-type="string" table:style-name="ce7">
            <text:p><text:span text:style-name="T9">Игнорирование всех файлов и папок ТОЛЬКО в конкретной директории<text:s/></text:span><text:span text:style-name="T20">корень/</text:span><text:span text:style-name="T9">images</text:span><text:span text:style-name="T9"/></text:p>
            <text:p><text:span text:style-name="T9">(включая поддиректории и файлы в них)</text:span><text:span text:style-name="T9"/></text:p>
            <text:p><text:span text:style-name="T9">Например</text:span><text:span text:style-name="T9"><text:s/>/images/user.jpg, /images/company/logo.png</text:span><text:span text:style-name="T9"/></text:p>
            <text:p><text:span text:style-name="T9"># НЕ БУДУТ проигнорированы файлы и папки /prod/images/user.jpg</text:span></text:p>
          </table:table-cell>
          <table:table-cell table:number-columns-repeated="16382"/>
        </table:table-row>
        <table:table-row table:style-name="ro21">
          <table:table-cell office:value-type="string" table:style-name="ce10">
            <text:p>/private/*.html</text:p>
          </table:table-cell>
          <table:table-cell office:value-type="string" table:style-name="ce7">
            <text:p><text:span text:style-name="T9">Игнорирование ВСЕХ html-файлов в ОДНОЙ КОНКРЕТНОЙ директории(НЕ ВКЛЮЧАЯ поддиректории)</text:span><text:span text:style-name="T9"/></text:p>
            <text:p><text:span text:style-name="T9"># Например /private/index.html</text:span><text:span text:style-name="T9"/></text:p>
            <text:p><text:span text:style-name="T9"># НЕ БУДУТ проигнорированы файлы в /private/ivan/index.html</text:span></text:p>
          </table:table-cell>
          <table:table-cell table:number-columns-repeated="16382"/>
        </table:table-row>
        <table:table-row table:style-name="ro15">
          <table:table-cell office:value-type="string" table:style-name="ce10">
            <text:p>/private/**/*.html</text:p>
          </table:table-cell>
          <table:table-cell office:value-type="string" table:style-name="ce7">
            <text:p><text:span text:style-name="T9">Игнорирование ВСЕХ html-файлов в КОНКРЕТНОЙ директории ВКЛЮЧАЯ поддиректории</text:span><text:span text:style-name="T9"/></text:p>
            <text:p><text:span text:style-name="T9">#<text:s/></text:span><text:span text:style-name="T9">Например</text:span><text:span text:style-name="T9"><text:s/>/private/info.html, /private/users/ivan/info.html</text:span></text:p>
          </table:table-cell>
          <table:table-cell table:number-columns-repeated="16382"/>
        </table:table-row>
        <table:table-row table:style-name="ro21">
          <table:table-cell office:value-type="string" table:style-name="ce7">
            <text:p><text:span text:style-name="T9">/secret/*</text:span><text:span text:style-name="T9"/></text:p>
            <text:p><text:span text:style-name="T9">!/secret/free.txt</text:span></text:p>
          </table:table-cell>
          <table:table-cell office:value-type="string" table:style-name="ce7">
            <text:p><text:span text:style-name="T9">Исключение из игнорирования</text:span><text:span text:style-name="T9"/></text:p>
            <text:p><text:span text:style-name="T9"># Игнорирование ВСЕХ файлов и папок внутри директории /secret,</text:span><text:span text:style-name="T9"/></text:p>
            <text:p><text:span text:style-name="T9"># за исключением файла /secret/free.txt, он не будет проигнорирован</text:span>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pan text:style-name="T7">\!</text:span><text:span text:style-name="T7">readme</text:span><text:span text:style-name="T7">!.</text:span><text:span text:style-name="T7">txt</text:span></text:p>
          </table:table-cell>
          <table:table-cell office:value-type="string" table:style-name="ce10">
            <text:p>Игнорирование файла с именем, содержащим спецсимволы</text:p>
          </table:table-cell>
          <table:table-cell table:number-columns-repeated="16382"/>
        </table:table-row>
        <table:table-row table:style-name="ro21">
          <table:table-cell office:value-type="string" table:style-name="ce10">
            <text:p>/images/h?/*.jp?g</text:p>
          </table:table-cell>
          <table:table-cell office:value-type="string" table:style-name="ce7">
            <text:p><text:span text:style-name="T9">Игнорирование всех JPG и JPEG файлов внутри директорий,</text:span><text:span text:style-name="T9"/></text:p>
            <text:p><text:span text:style-name="T9">которые начинаются на "h" и МОГУТ содержать ещё один символ после</text:span><text:span text:style-name="T9"/></text:p>
            <text:p><text:span text:style-name="T9">#<text:s/></text:span><text:span text:style-name="T9">Например</text:span><text:span text:style-name="T9"><text:s/>/images/h4/user.jpg, /images/h/company.jpeg</text:span>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14">
            <text:p>CI/CD</text:p>
          </table:table-cell>
          <table:table-cell table:style-name="ce14"/>
          <table:table-cell table:number-columns-repeated="16382"/>
        </table:table-row>
        <table:table-row table:style-name="ro13">
          <table:table-cell office:value-type="string" table:style-name="ce10">
            <text:p>https://youtu.be/jkwJCR0rqDc<text:span text:style-name="T7"/></text:p>
            <text:p/>
          </table:table-cell>
          <table:table-cell office:value-type="string" table:style-name="ce10">
            <text:p>Доки</text:p>
          </table:table-cell>
          <table:table-cell table:number-columns-repeated="16382"/>
        </table:table-row>
        <table:table-row table:style-name="ro13">
          <table:table-cell office:value-type="string" table:style-name="ce10">
            <text:p>https://docs.gitlab.com/ee/ci/yaml/<text:span text:style-name="T7"/></text:p>
            <text:p/>
          </table:table-cell>
          <table:table-cell office:value-type="string" table:style-name="ce10">
            <text:p>Доки по написанию yml-файлов</text:p>
          </table:table-cell>
          <table:table-cell table:number-columns-repeated="16382"/>
        </table:table-row>
        <table:table-row table:style-name="ro4">
          <table:table-cell office:value-type="string" table:style-name="ce16">
            <text:p>https://docs.gitlab.com/ee/ci/variables/predefined_variables.html<text:span text:style-name="T1"/></text:p>
            <text:p/>
          </table:table-cell>
          <table:table-cell office:value-type="string" table:style-name="ce10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6382"/>
        </table:table-row>
        <table:table-row table:style-name="ro1">
          <table:table-cell table:style-name="ce16"/>
          <table:table-cell table:style-name="ce10"/>
          <table:table-cell table:number-columns-repeated="16382"/>
        </table:table-row>
        <table:table-row table:style-name="ro9">
          <table:table-cell office:value-type="string" table:style-name="ce7">
            <text:p>image: docker:stableservices: <text:s/>- docker:dind <text:s/>stages: <text:s/>- pre-build <text:s/>- build</text:p>
          </table:table-cell>
          <table:table-cell office:value-type="string" table:style-name="ce7">
            <text:p/>
            <text:p/>
            <text:p># Это сервис, позволяющий запускать докер внутри докера внутри докера...Git Runner <text:s/>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6382"/>
        </table:table-row>
        <table:table-row table:style-name="ro10">
          <table:table-cell office:value-type="string" table:style-name="ce7">
            <text:p>.base:# <text:s/>tags:# <text:s text:c="3"/>- docker-shell <text:s/>before_script: <text:s text:c="3"/>- docker login -u gitlab-ci-token -p $CI_JOB_TOKEN $CI_REGISTRY <text:s/>script: <text:s text:c="3"/>- BRANCH_TAG=$CI_COMMIT_REF_NAME<text:s text:c="4"/></text:p>
          </table:table-cell>
          <table:table-cell office:value-type="string" table:style-name="ce7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6382"/>
        </table:table-row>
        <table:table-row table:style-name="ro23">
          <table:table-cell office:value-type="string" table:style-name="ce7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office:value-type="string" table:style-name="ce7">
            <text:p>...Продолжение срипта...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office:value-type="string" table:style-name="ce7">
            <text:p>Модули, расширяющие .base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$CI_REGISTRY</text:p>
          </table:table-cell>
          <table:table-cell office:value-type="string" table:style-name="ce7">
            <text:p>путь к registry — хранилищу образов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$CI_REGISTRY_IMAGE</text:p>
          </table:table-cell>
          <table:table-cell office:value-type="string" table:style-name="ce10">
            <text:p>Докер-имадж в GitLab registry</text:p>
          </table:table-cell>
          <table:table-cell table:number-columns-repeated="16382"/>
        </table:table-row>
        <table:table-row table:style-name="ro14">
          <table:table-cell office:value-type="string" table:style-name="ce17">
            <text:p>$CI_COMMIT_REF_NAME</text:p>
          </table:table-cell>
          <table:table-cell office:value-type="string" table:style-name="ce10">
            <text:p>Название ветки или тэга. <text:s text:c="2"/>The branch or tag name for which project is built.</text:p>
          </table:table-cell>
          <table:table-cell table:number-columns-repeated="16382"/>
        </table:table-row>
        <table:table-row table:style-name="ro21">
          <table:table-cell office:value-type="string" table:style-name="ce7">
            <text:p><text:span text:style-name="T22">$CI_COMMIT_REF_</text:span><text:span text:style-name="T22">SLUG</text:span></text:p>
          </table:table-cell>
          <table:table-cell office:value-type="string" table:style-name="ce7">
            <text:p><text:span text:style-name="T9">CI_COMMIT_REF_NAME in lowercase, shortened to 63 bytes, and with everything except 0-9 and a-z replaced with -. No leading / trailing -. Use in URLs, host names and domain names.</text:span><text:span text:style-name="T9"/></text:p>
            <text:p/>
          </table:table-cell>
          <table:table-cell table:number-columns-repeated="16382"/>
        </table:table-row>
        <table:table-row table:style-name="ro14">
          <table:table-cell office:value-type="string" table:style-name="ce17">
            <text:p><text:span text:style-name="T1">$CI_</text:span><text:span text:style-name="T1">JOB_TOKEN</text:span></text:p>
          </table:table-cell>
          <table:table-cell office:value-type="string" table:style-name="ce10">
            <text:p>A token to authenticate with certain API endpoints. The token is valid as long as the job is running.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$CI_JOB_STAGE</text:p>
          </table:table-cell>
          <table:table-cell office:value-type="string" table:style-name="ce10">
            <text:p>текущий стейдж джобы (stage)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<text:span text:style-name="T22">-<text:s/></text:span><text:span text:style-name="T23">echo</text:span><text:span text:style-name="T22"><text:s/>"$CI_JOB_STAGE"</text:span></text:p>
          </table:table-cell>
          <table:table-cell office:value-type="string" table:style-name="ce10">
            <text:p>вывести в консоль сообщение со значением переменной</text:p>
          </table:table-cell>
          <table:table-cell table:number-columns-repeated="16382"/>
        </table:table-row>
        <table:table-row table:style-name="ro24">
          <table:table-cell office:value-type="string" table:style-name="ce7">
            <text:p><text:span text:style-name="T24">.deploy_common:</text:span><text:span text:style-name="T24"/></text:p>
            <text:p><text:span text:style-name="T25"># common config HERE</text:span><text:span text:style-name="T25"/></text:p>
            <text:p><text:span text:style-name="T26"/></text:p>
            <text:p><text:span text:style-name="T24">deploy_master_CD</text:span><text:span text:style-name="T27">:</text:span><text:span text:style-name="T27"/></text:p>
            <text:p><text:span text:style-name="T24">extends</text:span><text:span text:style-name="T27">: .deploy_common</text:span><text:span text:style-name="T27"/></text:p>
            <text:p><text:span text:style-name="T24">only</text:span><text:span text:style-name="T27">:</text:span><text:span text:style-name="T27"/></text:p>
            <text:p><text:span text:style-name="T24">refs</text:span><text:span text:style-name="T27">:</text:span><text:span text:style-name="T27"/></text:p>
            <text:p><text:span text:style-name="T27">- master</text:span><text:span text:style-name="T27"/></text:p>
            <text:p><text:span text:style-name="T26"/></text:p>
            <text:p><text:span text:style-name="T24">deploy_manual</text:span><text:span text:style-name="T27">:</text:span><text:span text:style-name="T27"/></text:p>
            <text:p><text:span text:style-name="T24">extends</text:span><text:span text:style-name="T27">: .deploy_common</text:span><text:span text:style-name="T27"/></text:p>
            <text:p><text:span text:style-name="T24">when</text:span><text:span text:style-name="T27">: manual</text:span></text:p>
          </table:table-cell>
          <table:table-cell office:value-type="string" table:style-name="ce7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6382"/>
        </table:table-row>
        <table:table-row table:style-name="ro25">
          <table:table-cell office:value-type="string" table:style-name="ce7">
            <text:p><text:span text:style-name="T24">deploy</text:span><text:span text:style-name="T27">:</text:span><text:span text:style-name="T27"/></text:p>
            <text:p><text:span text:style-name="T24">rules</text:span><text:span text:style-name="T27">:</text:span><text:span text:style-name="T27"/></text:p>
            <text:p><text:span text:style-name="T27">-<text:s/></text:span><text:span text:style-name="T24">if</text:span><text:span text:style-name="T27">: '$CI_COMMIT_REF_NAME == "master"'</text:span><text:span text:style-name="T27"/></text:p>
            <text:p><text:span text:style-name="T27">-<text:s/></text:span><text:span text:style-name="T24">when</text:span><text:span text:style-name="T27">: manual</text:span></text:p>
          </table:table-cell>
          <table:table-cell office:value-type="string" table:style-name="ce10">
            <text:p><text:span text:style-name="T7">УСЛОВИЯ запуска лучше ставить через<text:s/></text:span><text:span text:style-name="T28">rules</text:span><text:span text:style-name="T7">, НЕ через only/except</text:span></text:p>
          </table:table-cell>
          <table:table-cell table:number-columns-repeated="16382"/>
        </table:table-row>
        <table:table-row table:number-rows-repeated="28" table:style-name="ro1">
          <table:table-cell table:number-columns-repeated="2" table:style-name="ce7"/>
          <table:table-cell table:number-columns-repeated="16382"/>
        </table:table-row>
        <table:table-row table:number-rows-repeated="1048419" table:style-name="ro26">
          <table:table-cell table:number-columns-repeated="16384"/>
        </table:table-row>
      </table:table>
      <table:table table:name="Docker" table:style-name="ta1">
        <table:table-column table:style-name="co6" table:default-cell-style-name="ce8"/>
        <table:table-column table:style-name="co7" table:default-cell-style-name="ce8"/>
        <table:table-column table:style-name="co3" table:number-columns-repeated="1022" table:default-cell-style-name="ce8"/>
        <table:table-column table:style-name="co4" table:number-columns-repeated="15360" table:default-cell-style-name="ce1"/>
        <table:table-row table:style-name="ro27">
          <table:table-cell office:value-type="string" table:style-name="ce19">
            <text:p>https://habr.com/ru/post/310460<text:span text:style-name="T30"/></text:p>
            <text:p/>
          </table:table-cell>
          <table:table-cell office:value-type="string" table:style-name="ce19">
            <text:p><text:span text:style-name="T30">отличное пособие</text:span></text:p>
          </table:table-cell>
          <table:table-cell table:number-columns-repeated="16382"/>
        </table:table-row>
        <table:table-row table:style-name="ro28">
          <table:table-cell office:value-type="string" table:style-name="ce20">
            <text:p><text:a xlink:href="https://rominirani.com/docker-tutorial-series-writing-a-dockerfile-ce5746617cd%22%20%5ct%20%22_blank">https://rominirani.com/docker-tutorial-series-writing-a-dockerfile-ce5746617cd</text:a></text:p>
          </table:table-cell>
          <table:table-cell office:value-type="string" table:style-name="ce21">
            <text:p>Getting started - официальная документация Docker - больше деталей #2</text:p>
          </table:table-cell>
          <table:table-cell table:number-columns-repeated="16382"/>
        </table:table-row>
        <table:table-row table:style-name="ro28">
          <table:table-cell office:value-type="string" table:style-name="ce20">
            <text:p><text:a xlink:href="https://www.docker.com/101-tutorial%22%20%5ct%20%22_blank">https://www.docker.com/101-tutorial</text:a></text:p>
          </table:table-cell>
          <table:table-cell office:value-type="string" table:style-name="ce21">
            <text:p>Getting started - официальная документация Docker - больше деталей #1</text:p>
          </table:table-cell>
          <table:table-cell table:number-columns-repeated="16382"/>
        </table:table-row>
        <table:table-row table:style-name="ro29">
          <table:table-cell table:style-name="ce22"/>
          <table:table-cell office:value-type="string" table:style-name="ce21">
            <text:p><text:span text:style-name="T33">Docker Desktop</text:span><text:s/>разворачивает приложения по умолчанию на адресе localhost</text:p>
            <text:p><text:span text:style-name="T34">Docker Toolbox</text:span><text:span text:style-name="T32"><text:s/>— на 192.168.99.100</text:span></text:p>
          </table:table-cell>
          <table:table-cell table:number-columns-repeated="16382"/>
        </table:table-row>
        <table:table-row table:style-name="ro30">
          <table:table-cell office:value-type="string" table:style-name="ce23">
            <text:p>sudo groupadd docker</text:p>
            <text:p>sudo</text:p>
            <text:p/>
            <text:p/>
            <text:p/>
            <text:p><text:span text:style-name="T35">s</text:span><text:span text:style-name="T36">udo gpasswd -a $USER docker</text:span></text:p>
          </table:table-cell>
          <table:table-cell office:value-type="string" table:style-name="ce21">
            <text:p><text:span text:style-name="T37">To run docker without sudo:</text:span><text:span text:style-name="T37"/></text:p>
            <text:p><text:span text:style-name="T37">Add the docker group if it doesn't already exist.</text:span><text:span text:style-name="T37"/></text:p>
            <text:p><text:span text:style-name="T37">Add the connected user "$USER" to the docker group.</text:span><text:span text:style-name="T37"/></text:p>
            <text:p><text:span text:style-name="T37"/></text:p>
            <text:p><text:span text:style-name="T37">Change the user name to match your preferred user if you do not want to use your current user:</text:span><text:span text:style-name="T37"/></text:p>
            <text:p><text:span text:style-name="T38"/></text:p>
            <text:p><text:span text:style-name="T39">Either do a </text:span><text:span text:style-name="T36">newgrp docker</text:span><text:span text:style-name="T39"> or log out/in to activate the changes to groups.</text:span><text:span text:style-name="T39"/></text:p>
            <text:p><text:span text:style-name="T37">You can use</text:span><text:span text:style-name="T37"/></text:p>
            <text:p><text:span text:style-name="T36">docker run hello-world</text:span><text:span text:style-name="T36"/></text:p>
            <text:p><text:span text:style-name="T37">to check if you can run docker without sudo.</text:span><text:span text:style-name="T37"/></text:p>
            <text:p><text:span text:style-name="T36">sudo setfacl -m user:$USER:rw /var/run/docker.sock</text:span>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Анализ</text:p>
          </table:table-cell>
          <table:table-cell table:style-name="ce24"/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25">
            <text:p>docker<text:s/><text:span text:style-name="T2">ps</text:span></text:p>
          </table:table-cell>
          <table:table-cell office:value-type="string" table:style-name="ce7">
            <text:p>показать РАБОТАЮЩИЕ контейнеры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<text:span text:style-name="T40">docker ps --all</text:span></text:p>
          </table:table-cell>
          <table:table-cell office:value-type="string" table:style-name="ce7">
            <text:p>показать ВСЕ контейнера, когда либо работавшие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ocker ps -a</text:p>
          </table:table-cell>
          <table:table-cell office:value-type="string" table:style-name="ce7">
            <text:p>увидеть контейнеры работающие и отработавшие</text:p>
          </table:table-cell>
          <table:table-cell table:number-columns-repeated="16382"/>
        </table:table-row>
        <table:table-row table:style-name="ro31">
          <table:table-cell office:value-type="string" table:style-name="ce7">
            <text:p><text:span text:style-name="T41">docker</text:span><text:span text:style-name="T41"><text:s/></text:span><text:span text:style-name="T41">ps</text:span><text:span text:style-name="T31"><text:s/></text:span><text:span text:style-name="T42">-</text:span><text:span text:style-name="T42">a</text:span><text:span text:style-name="T42"><text:s/>-</text:span><text:span text:style-name="T42">q</text:span></text:p>
          </table:table-cell>
          <table:table-cell office:value-type="string" table:style-name="ce7">
            <text:p><text:span text:style-name="T31">увидеть<text:s/></text:span><text:span text:style-name="T42">только<text:s/></text:span><text:span text:style-name="T42">ID</text:span><text:span text:style-name="T42"><text:s/>всех</text:span><text:span text:style-name="T31"><text:s/>существующих контейнеров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7"/>
          <table:table-cell table:number-columns-repeated="16382"/>
        </table:table-row>
        <table:table-row table:style-name="ro31">
          <table:table-cell office:value-type="string" table:style-name="ce7">
            <text:p><text:span text:style-name="T41">docker</text:span><text:span text:style-name="T31"><text:s/></text:span><text:span text:style-name="T42">images</text:span></text:p>
          </table:table-cell>
          <table:table-cell office:value-type="string" table:style-name="ce7">
            <text:p>посмотреть установленные имаджи</text:p>
          </table:table-cell>
          <table:table-cell table:number-columns-repeated="16382"/>
        </table:table-row>
        <table:table-row table:style-name="ro31">
          <table:table-cell office:value-type="string" table:style-name="ce7">
            <text:p><text:span text:style-name="T43">docker logs</text:span><text:span text:style-name="T31"><text:s/></text:span><text:span text:style-name="T44">&lt;container ID&gt;</text:span></text:p>
          </table:table-cell>
          <table:table-cell office:value-type="string" table:style-name="ce26">
            <text:p>shows all logs of a container even daemon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21">
            <text:p><text:span text:style-name="T46">docker<text:s/></text:span><text:span text:style-name="T3">run</text:span><text:span text:style-name="T46"><text:s/>-it<text:s/></text:span><text:span text:style-name="T47">&lt;image name or ID&gt;<text:s/></text:span><text:span text:style-name="T3">sh</text:span></text:p>
          </table:table-cell>
          <table:table-cell office:value-type="string" table:style-name="ce26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28">
          <table:table-cell office:value-type="string" table:style-name="ce21">
            <text:p><text:span text:style-name="T48">docker</text:span><text:span text:style-name="T48"><text:s/></text:span><text:span text:style-name="T3">volume</text:span><text:span text:style-name="T3"><text:s/></text:span><text:span text:style-name="T3">ls</text:span></text:p>
          </table:table-cell>
          <table:table-cell office:value-type="string" table:style-name="ce21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31">
          <table:table-cell table:number-columns-repeated="2" table:style-name="ce21"/>
          <table:table-cell table:number-columns-repeated="16382"/>
        </table:table-row>
        <table:table-row table:style-name="ro31">
          <table:table-cell office:value-type="string" table:style-name="ce27">
            <text:p>docker<text:s/><text:span text:style-name="T3">search</text:span><text:s/>tomcat</text:p>
          </table:table-cell>
          <table:table-cell office:value-type="string" table:style-name="ce7">
            <text:p>Найти имадж в репозитории DockerHub</text:p>
          </table:table-cell>
          <table:table-cell table:number-columns-repeated="16382"/>
        </table:table-row>
        <table:table-row table:number-rows-repeated="2" table:style-name="ro31">
          <table:table-cell table:style-name="ce21"/>
          <table:table-cell table:style-name="ce7"/>
          <table:table-cell table:number-columns-repeated="16382"/>
        </table:table-row>
        <table:table-row table:style-name="ro1">
          <table:table-cell office:value-type="string" table:style-name="ce24">
            <text:p>ТЭГИ</text:p>
          </table:table-cell>
          <table:table-cell table:style-name="ce24"/>
          <table:table-cell table:number-columns-repeated="16382"/>
        </table:table-row>
        <table:table-row table:style-name="ro7">
          <table:table-cell table:style-name="ce7"/>
          <table:table-cell office:value-type="string" table:style-name="ce7">
            <text:p><text:span text:style-name="T2">Создают доп. ссылку на имадж.</text:span><text:span text:style-name="T2"/></text:p>
            <text:p><text:span text:style-name="T2">Старая ссылка, если была, то остается, и получается 2 ссылки на 1 имадж.</text:span><text:span text:style-name="T2"/></text:p>
            <text:p><text:span text:style-name="T2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6382"/>
        </table:table-row>
        <table:table-row table:style-name="ro2">
          <table:table-cell office:value-type="string" table:style-name="ce21">
            <text:p>docker<text:s/><text:span text:style-name="T3">tag</text:span><text:s/><text:span text:style-name="T49">0e5574283393</text:span><text:s/><text:span text:style-name="T6">fedora</text:span>/<text:span text:style-name="T6">httpd</text:span>:<text:span text:style-name="T50">version1.0</text:span></text:p>
          </table:table-cell>
          <table:table-cell office:value-type="string" table:style-name="ce7">
            <text:p>Поставить тэг на имадж с <text:s/>ID “0e5574283393”: “fedora” репозиторий, имя «httpd», тэг “version1.0”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ocker tag httpd:test fedora/httpd:version1.0.test</text:p>
          </table:table-cell>
          <table:table-cell table:style-name="ce7"/>
          <table:table-cell table:number-columns-repeated="16382"/>
        </table:table-row>
        <table:table-row table:number-rows-repeated="2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24">
            <text:p>Построение образа</text:p>
          </table:table-cell>
          <table:table-cell table:style-name="ce24"/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28">
            <text:p>docker build .</text:p>
          </table:table-cell>
          <table:table-cell office:value-type="string" table:style-name="ce7">
            <text:p>build from a dockerfile from build context = current directory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<text:span text:style-name="T40">docker build</text:span><text:s/><text:span text:style-name="T51">-t<text:s/></text:span><text:span text:style-name="T47">&lt;</text:span><text:span text:style-name="T47">имя</text:span><text:span text:style-name="T47"><text:s/></text:span><text:span text:style-name="T47">имаджа</text:span><text:span text:style-name="T47">&gt;</text:span>:<text:span text:style-name="T6">&lt;</text:span><text:span text:style-name="T6">т</text:span><text:span text:style-name="T6">э</text:span><text:span text:style-name="T6">г</text:span><text:span text:style-name="T6">&gt;</text:span><text:s/>.<text:s/><text:span text:style-name="T3">--no-cache</text:span></text:p>
          </table:table-cell>
          <table:table-cell office:value-type="string" table:style-name="ce7">
            <text:p>остроить имадж<text:s/><text:span text:style-name="T51">с указанием имени и тэга</text:span>,<text:s/><text:span text:style-name="T3">не используя кэш</text:span></text:p>
          </table:table-cell>
          <table:table-cell table:number-columns-repeated="16382"/>
        </table:table-row>
        <table:table-row table:style-name="ro28">
          <table:table-cell office:value-type="string" table:style-name="ce7">
            <text:p><text:span text:style-name="T41">docker build<text:s/></text:span><text:span text:style-name="T52">-f Dockerfile</text:span><text:span text:style-name="T41"><text:s/>-t<text:s/></text:span><text:span text:style-name="T53">&lt;</text:span><text:span text:style-name="T53">имя</text:span><text:span text:style-name="T53"><text:s/></text:span><text:span text:style-name="T53">имаджа</text:span><text:span text:style-name="T53">&gt;</text:span><text:span text:style-name="T31">:&lt;</text:span><text:span text:style-name="T31">т</text:span><text:span text:style-name="T32">э</text:span><text:span text:style-name="T31">г</text:span><text:span text:style-name="T31">&gt;<text:s/></text:span><text:span text:style-name="T41">.</text:span></text:p>
          </table:table-cell>
          <table:table-cell office:value-type="string" table:style-name="ce7">
            <text:p><text:span text:style-name="T31">(точка в конце) создание имаджа<text:s/></text:span><text:span text:style-name="T31">с указанием в</text:span><text:span text:style-name="T31"><text:s/>текущей папке (</text:span><text:span text:style-name="T31">pwd</text:span><text:span text:style-name="T31">) конкретного<text:s/></text:span><text:span text:style-name="T31">Docker</text:span><text:span text:style-name="T31">-</text:span><text:span text:style-name="T31">file</text:span><text:span text:style-name="T31"><text:s/>как инструкции по сборке.</text:span></text:p>
          </table:table-cell>
          <table:table-cell table:number-columns-repeated="16382"/>
        </table:table-row>
        <table:table-row table:style-name="ro2">
          <table:table-cell office:value-type="string" table:style-name="ce21">
            <text:p><text:span text:style-name="T48">docker build -t<text:s/></text:span><text:span text:style-name="T54">&lt;</text:span><text:span text:style-name="T54">DockerHub account name</text:span><text:span text:style-name="T54">&gt;</text:span><text:span text:style-name="T48">/</text:span><text:span text:style-name="T55">&lt;</text:span><text:span text:style-name="T55">New Image name</text:span><text:span text:style-name="T55">&gt;</text:span><text:span text:style-name="T45">:</text:span><text:span text:style-name="T56">&lt;Tag of version&gt;</text:span><text:span text:style-name="T48"><text:s/>.</text:span></text:p>
          </table:table-cell>
          <table:table-cell office:value-type="string" table:style-name="ce7">
            <text:p><text:span text:style-name="T32">(</text:span><text:span text:style-name="T32">dot in the end!</text:span><text:span text:style-name="T32">)<text:s/></text:span><text:span text:style-name="T32">create an image for your</text:span><text:span text:style-name="T32"><text:s/>DockerHub</text:span>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-t</text:p>
          </table:table-cell>
          <table:table-cell office:value-type="string" table:style-name="ce7">
            <text:p>Флаг ставит на образ имя и тэг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-p</text:p>
          </table:table-cell>
          <table:table-cell office:value-type="string" table:style-name="ce7">
            <text:p>флаг пробрасывает порты</text:p>
          </table:table-cell>
          <table:table-cell table:number-columns-repeated="16382"/>
        </table:table-row>
        <table:table-row table:style-name="ro28">
          <table:table-cell office:value-type="string" table:style-name="ce7">
            <text:p>-d</text:p>
          </table:table-cell>
          <table:table-cell office:value-type="string" table:style-name="ce7">
            <text:p><text:span text:style-name="T31">запускает образ в<text:s/></text:span><text:span text:style-name="T57">detached режиме (</text:span><text:span text:style-name="T31">демоном), оставляя консоль совбодной для использования</text:span>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--no-cache</text:p>
          </table:table-cell>
          <table:table-cell office:value-type="string" table:style-name="ce7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<text:a xlink:href="https://docs.docker.com/engine/reference/commandline/build/">https://docs.docker.com/engine/reference/commandline/build/</text:a></text:p>
          </table:table-cell>
          <table:table-cell office:value-type="string" table:style-name="ce7">
            <text:p>Варианты флагов для docker build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21">
            <text:p><text:span text:style-name="T46">docker run -it<text:s/></text:span><text:span text:style-name="T47">&lt;image name or ID&gt;<text:s/></text:span><text:span text:style-name="T1">sh</text:span></text:p>
          </table:table-cell>
          <table:table-cell office:value-type="string" table:style-name="ce7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24">
            <text:p>Запуск</text:p>
          </table:table-cell>
          <table:table-cell table:style-name="ce24"/>
          <table:table-cell table:number-columns-repeated="16382"/>
        </table:table-row>
        <table:table-row table:style-name="ro31">
          <table:table-cell office:value-type="string" table:style-name="ce29">
            <text:p>run<text:s/><text:span text:style-name="T41">= docker create + docker start</text:span></text:p>
          </table:table-cell>
          <table:table-cell table:style-name="ce7"/>
          <table:table-cell table:number-columns-repeated="16382"/>
        </table:table-row>
        <table:table-row table:style-name="ro29">
          <table:table-cell office:value-type="string" table:style-name="ce21">
            <text:p><text:span text:style-name="T40">docker run<text:s/></text:span><text:span text:style-name="T47">&lt;имя имаджа&gt;</text:span></text:p>
          </table:table-cell>
          <table:table-cell office:value-type="string" table:style-name="ce7">
            <text:p><text:span text:style-name="T32">запустить контейнер,</text:span><text:span text:style-name="T32"/></text:p>
            <text:p><text:span text:style-name="T32">если его нет, то создать из имаджа, скачав его с DockerHub, если<text:s/></text:span><text:span text:style-name="T32">имаджа</text:span><text:span text:style-name="T32"><text:s/>нет на локальном компе.</text:span>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31">
          <table:table-cell office:value-type="string" table:style-name="ce21">
            <text:p><text:span text:style-name="T40">docker run</text:span><text:span text:style-name="T48"><text:s/></text:span><text:span text:style-name="T47">&lt;имя имаджа&gt;<text:s/></text:span><text:span text:style-name="T48">command</text:span></text:p>
          </table:table-cell>
          <table:table-cell office:value-type="string" table:style-name="ce22">
            <text:p>запустить контейнер и сменить комманду запуска на заданную.</text:p>
          </table:table-cell>
          <table:table-cell table:number-columns-repeated="16382"/>
        </table:table-row>
        <table:table-row table:style-name="ro31">
          <table:table-cell office:value-type="string" table:style-name="ce21">
            <text:p><text:span text:style-name="T40">docker</text:span><text:span text:style-name="T40"><text:s/></text:span><text:span text:style-name="T40">run</text:span><text:span text:style-name="T1"><text:s/></text:span><text:span text:style-name="T4">--</text:span><text:span text:style-name="T4">name</text:span><text:span text:style-name="T1"><text:s/></text:span><text:span text:style-name="T58">&lt;имя контейнера&gt;</text:span><text:span text:style-name="T1"><text:s/></text:span><text:span text:style-name="T47">&lt;имя имаджа&gt;</text:span></text:p>
          </table:table-cell>
          <table:table-cell office:value-type="string" table:style-name="ce7">
            <text:p><text:span text:style-name="T31">создать и запустить контейнер, указав ему<text:s/></text:span><text:span text:style-name="T44">ИМЯ</text:span></text:p>
          </table:table-cell>
          <table:table-cell table:number-columns-repeated="16382"/>
        </table:table-row>
        <table:table-row table:style-name="ro31">
          <table:table-cell office:value-type="string" table:style-name="ce7">
            <text:p><text:span text:style-name="T59">docker<text:s/></text:span><text:span text:style-name="T41">run</text:span><text:span text:style-name="T41"><text:s/>--</text:span><text:span text:style-name="T41">name</text:span><text:span text:style-name="T41"><text:s/></text:span><text:span text:style-name="T60">&lt;имя контейнера&gt;</text:span><text:span text:style-name="T61"><text:s/></text:span><text:span text:style-name="T42">-</text:span><text:span text:style-name="T42">d</text:span><text:span text:style-name="T41"><text:s/></text:span><text:span text:style-name="T53">&lt;имя имаджа&gt;</text:span></text:p>
          </table:table-cell>
          <table:table-cell office:value-type="string" table:style-name="ce30">
            <text:p>создать и запустить контейнер<text:s/><text:span text:style-name="T42">фоном, ДЕМОНОМ</text:span><text:span text:style-name="T31">.</text:span></text:p>
          </table:table-cell>
          <table:table-cell table:number-columns-repeated="16382"/>
        </table:table-row>
        <table:table-row table:style-name="ro1">
          <table:table-cell table:style-name="ce7"/>
          <table:table-cell table:style-name="ce30"/>
          <table:table-cell table:number-columns-repeated="16382"/>
        </table:table-row>
        <table:table-row table:style-name="ro28">
          <table:table-cell office:value-type="string" table:style-name="ce31">
            <text:p><text:span text:style-name="T63">start<text:s/></text:span><text:span text:style-name="T64">&lt;container ID&gt;</text:span></text:p>
          </table:table-cell>
          <table:table-cell office:value-type="string" table:style-name="ce22">
            <text:p>starts a container, that was created and exited before, by ID (starts its command once again)</text:p>
          </table:table-cell>
          <table:table-cell table:number-columns-repeated="16382"/>
        </table:table-row>
        <table:table-row table:style-name="ro31">
          <table:table-cell office:value-type="string" table:style-name="ce21">
            <text:p><text:span text:style-name="T46">docker start</text:span><text:span text:style-name="T45"><text:s/></text:span><text:span text:style-name="T65">225824d4f37c</text:span></text:p>
          </table:table-cell>
          <table:table-cell office:value-type="string" table:style-name="ce22">
            <text:p>start a container with ID 225824d4f37c</text:p>
          </table:table-cell>
          <table:table-cell table:number-columns-repeated="16382"/>
        </table:table-row>
        <table:table-row table:style-name="ro2">
          <table:table-cell office:value-type="string" table:style-name="ce21">
            <text:p><text:span text:style-name="T46">docker start</text:span><text:span text:style-name="T45"><text:s/></text:span><text:span text:style-name="T66">-a</text:span><text:span text:style-name="T45"><text:s/></text:span><text:span text:style-name="T65">225824d4f37c</text:span></text:p>
          </table:table-cell>
          <table:table-cell office:value-type="string" table:style-name="ce21">
            <text:p><text:span text:style-name="T45">start a container with ID 225824d4f37c<text:s/></text:span><text:span text:style-name="T67">showing</text:span><text:span text:style-name="T45"><text:s/>its output in terminal</text:span></text:p>
          </table:table-cell>
          <table:table-cell table:number-columns-repeated="16382"/>
        </table:table-row>
        <table:table-row table:style-name="ro1">
          <table:table-cell table:style-name="ce7"/>
          <table:table-cell table:style-name="ce30"/>
          <table:table-cell table:number-columns-repeated="16382"/>
        </table:table-row>
        <table:table-row table:style-name="ro3">
          <table:table-cell office:value-type="string" table:style-name="ce27">
            <text:p><text:span text:style-name="T1">docker</text:span><text:span text:style-name="T1"><text:s/></text:span><text:span text:style-name="T3">run</text:span><text:span text:style-name="T1"><text:s/></text:span><text:span text:style-name="T51">-</text:span><text:span text:style-name="T51">it</text:span><text:span text:style-name="T1"><text:s/></text:span><text:span text:style-name="T68">-</text:span><text:span text:style-name="T68">p</text:span><text:span text:style-name="T1"><text:s/>1234:8080<text:s/></text:span><text:span text:style-name="T1">tomcat</text:span></text:p>
          </table:table-cell>
          <table:table-cell office:value-type="string" table:style-name="ce27">
            <text:p><text:span text:style-name="T45">запустить Томкат</text:span><text:span text:style-name="T45"/></text:p>
            <text:p><text:span text:style-name="T68">-</text:span><text:span text:style-name="T68">it</text:span><text:span text:style-name="T45"><text:s/>- интерактивно, будем видеть, как он бежит в терминале,</text:span><text:span text:style-name="T45"/></text:p>
            <text:p><text:span text:style-name="T68">-</text:span><text:span text:style-name="T68">p</text:span><text:span text:style-name="T45"><text:s/>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6382"/>
        </table:table-row>
        <table:table-row table:style-name="ro31">
          <table:table-cell office:value-type="string" table:style-name="ce27">
            <text:p>docker run -it -p 8888:80 nginx</text:p>
          </table:table-cell>
          <table:table-cell office:value-type="string" table:style-name="ce27">
            <text:p>запускает Nginx с внешним портом 8888</text:p>
          </table:table-cell>
          <table:table-cell table:number-columns-repeated="16382"/>
        </table:table-row>
        <table:table-row table:number-rows-repeated="3" table:style-name="ro31">
          <table:table-cell table:number-columns-repeated="2" table:style-name="ce27"/>
          <table:table-cell table:number-columns-repeated="16382"/>
        </table:table-row>
        <table:table-row table:style-name="ro1">
          <table:table-cell office:value-type="string" table:style-name="ce32">
            <text:p>С открытым терминалом внутри контейнера</text:p>
          </table:table-cell>
          <table:table-cell table:style-name="ce32"/>
          <table:table-cell table:number-columns-repeated="16382"/>
        </table:table-row>
        <table:table-row table:style-name="ro1">
          <table:table-cell office:value-type="string" table:style-name="ce21">
            <text:p><text:span text:style-name="T48">d</text:span><text:span text:style-name="T48">ocker run<text:s/></text:span><text:span text:style-name="T55">busybox</text:span><text:span text:style-name="T48"><text:s/></text:span><text:span text:style-name="T69">&lt;LINUX COMMAND&gt;</text:span></text:p>
          </table:table-cell>
          <table:table-cell office:value-type="string" table:style-name="ce21">
            <text:p><text:span text:style-name="T45">контейнер</text:span><text:span text:style-name="T48">,<text:s/></text:span><text:span text:style-name="T70">позволяющий выполнять комманды Linux</text:span></text:p>
          </table:table-cell>
          <table:table-cell table:number-columns-repeated="16382"/>
        </table:table-row>
        <table:table-row table:style-name="ro4">
          <table:table-cell office:value-type="string" table:style-name="ce21">
            <text:p><text:span text:style-name="T48">d</text:span><text:span text:style-name="T48">ocker run<text:s/></text:span><text:span text:style-name="T71">-it</text:span><text:span text:style-name="T48"><text:s/></text:span><text:span text:style-name="T55">busybox</text:span><text:span text:style-name="T48"><text:s/></text:span><text:span text:style-name="T69">sh</text:span></text:p>
          </table:table-cell>
          <table:table-cell office:value-type="string" table:style-name="ce21">
            <text:p><text:span text:style-name="T45">run a container with this window<text:s/></text:span><text:span text:style-name="T71">connected to STDIN</text:span><text:span text:style-name="T45"><text:s/>of a container and<text:s/></text:span><text:span text:style-name="T69">linux terminal opened</text:span><text:span text:style-name="T45"><text:s/>inside it (Ctrl+D or ‘exit’ to exit)</text:span>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С ПОРТАМИ</text:p>
          </table:table-cell>
          <table:table-cell table:style-name="ce32"/>
          <table:table-cell table:number-columns-repeated="16382"/>
        </table:table-row>
        <table:table-row table:style-name="ro3">
          <table:table-cell office:value-type="string" table:style-name="ce21">
            <text:p><text:span text:style-name="T46">docker run</text:span><text:span text:style-name="T45"><text:s/></text:span><text:span text:style-name="T72">-p</text:span><text:span text:style-name="T45"><text:s/></text:span><text:span text:style-name="T72">8080</text:span><text:span text:style-name="T45">:8080<text:s/></text:span><text:span text:style-name="T47">&lt;image name or ID&gt;</text:span></text:p>
          </table:table-cell>
          <table:table-cell office:value-type="string" table:style-name="ce21">
            <text:p><text:span text:style-name="T45">Порты:<text:s/></text:span><text:span text:style-name="T73">СНАРУЖИ</text:span><text:span text:style-name="T45">:ВНУТРИ.</text:span><text:span text:style-name="T45"/></text:p>
            <text:p><text:span text:style-name="T45">run a container with<text:s/></text:span><text:span text:style-name="T72">redirecting incoming fetches</text:span><text:span text:style-name="T45"><text:s/>on port … to a container. Second port is a port inside of a container for inside programs to listen.</text:span>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самоликвидация контейнера</text:p>
          </table:table-cell>
          <table:table-cell table:style-name="ce32"/>
          <table:table-cell table:number-columns-repeated="16382"/>
        </table:table-row>
        <table:table-row table:style-name="ro2">
          <table:table-cell office:value-type="string" table:style-name="ce21">
            <text:p><text:span text:style-name="T48">docker</text:span><text:span text:style-name="T48"><text:s/></text:span><text:span text:style-name="T48">run</text:span><text:span text:style-name="T48"><text:s/>--</text:span><text:span text:style-name="T48">name</text:span><text:span text:style-name="T1"><text:s/></text:span><text:span text:style-name="T65">&lt;имя контейнера&gt;</text:span><text:span text:style-name="T1"><text:s/></text:span><text:span text:style-name="T74">-</text:span><text:span text:style-name="T74">d</text:span><text:span text:style-name="T4"><text:s/></text:span><text:span text:style-name="T4">--</text:span><text:span text:style-name="T4">rm</text:span><text:span text:style-name="T4"><text:s/></text:span><text:span text:style-name="T56">&lt;имя имаджа&gt;</text:span></text:p>
          </table:table-cell>
          <table:table-cell office:value-type="string" table:style-name="ce21">
            <text:p><text:span text:style-name="T1">- создать и запустить контейнер<text:s/></text:span><text:span text:style-name="T74">фоном</text:span><text:span text:style-name="T1">,<text:s/></text:span><text:span text:style-name="T4">который сам удалится после выполнения</text:span>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docker run --rm --name &lt;имя контейнера&gt; -d -p 8080:8080 &lt;имя имаджа&gt;</text:p>
          </table:table-cell>
          <table:table-cell office:value-type="string" table:style-name="ce21">
            <text:p>то же самое с пробрасыванием порта 8080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32">
            <text:p>ВРЕМЕННЫЕ ЗОНЫ</text:p>
          </table:table-cell>
          <table:table-cell table:style-name="ce32"/>
          <table:table-cell table:number-columns-repeated="16382"/>
        </table:table-row>
        <table:table-row table:style-name="ro28">
          <table:table-cell office:value-type="string" table:style-name="ce7">
            <text:p><text:span text:style-name="T41">docker</text:span><text:span text:style-name="T41"><text:s/></text:span><text:span text:style-name="T41">run</text:span><text:span text:style-name="T41"><text:s/>--</text:span><text:span text:style-name="T41">rm</text:span><text:span text:style-name="T41"><text:s/>--</text:span><text:span text:style-name="T41">name</text:span><text:span text:style-name="T31"><text:s/></text:span><text:span text:style-name="T44">&lt;имя контейнера&gt;</text:span><text:span text:style-name="T31"><text:s/>-</text:span><text:span text:style-name="T31">d</text:span><text:span text:style-name="T31"><text:s/>-</text:span><text:span text:style-name="T31">p</text:span><text:span text:style-name="T31"><text:s/>8080:8080<text:s/></text:span><text:span text:style-name="T42">-</text:span><text:span text:style-name="T42">e</text:span><text:span text:style-name="T42"><text:s/></text:span><text:span text:style-name="T42">TZ</text:span><text:span text:style-name="T42">=</text:span><text:span text:style-name="T42">Europe</text:span><text:span text:style-name="T42">/</text:span><text:span text:style-name="T42">Moscow</text:span><text:span text:style-name="T31"><text:s/>&lt;имя имаджа&gt;</text:span></text:p>
          </table:table-cell>
          <table:table-cell office:value-type="string" table:style-name="ce7">
            <text:p><text:span text:style-name="T31">о же самое с декларацией переменной<text:s/></text:span><text:span text:style-name="T31">e</text:span><text:span text:style-name="T31">, отвечающей за временную зону.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24">
            <text:p>ХРАНЕНИЕ ДАННЫХ</text:p>
          </table:table-cell>
          <table:table-cell table:style-name="ce24"/>
          <table:table-cell table:number-columns-repeated="16382"/>
        </table:table-row>
        <table:table-row table:style-name="ro29">
          <table:table-cell office:value-type="string" table:style-name="ce33">
            <text:p><text:span text:style-name="T41">docker</text:span><text:span text:style-name="T41"><text:s/></text:span><text:span text:style-name="T41">run</text:span><text:span text:style-name="T41"><text:s/>--</text:span><text:span text:style-name="T41">name</text:span><text:s/><text:span text:style-name="T44">&lt;имя контейнера&gt;<text:s/></text:span>-<text:span text:style-name="T31">d</text:span><text:s/>-<text:span text:style-name="T31">p</text:span><text:s/>8080:8080 -<text:span text:style-name="T31">e</text:span><text:s/><text:span text:style-name="T31">TZ</text:span>=<text:span text:style-name="T31">Europe</text:span>/<text:span text:style-name="T31">Moscow</text:span><text:s/><text:span text:style-name="T42">-</text:span><text:span text:style-name="T42">v</text:span><text:span text:style-name="T42"><text:s/>&lt;абсолютный путь на хостовой машине&gt;: &lt;абсолютный путь внутри контейнера</text:span><text:span text:style-name="T31">&gt; &lt;имя имаджа&gt;</text:span></text:p>
          </table:table-cell>
          <table:table-cell office:value-type="string" table:style-name="ce7">
            <text:p><text:span text:style-name="T31">монтирование папки для сохранения данных<text:s/></text:span><text:span text:style-name="T42">внутри контейнера</text:span><text:span text:style-name="T31"><text:s/>между запусками</text:span></text:p>
          </table:table-cell>
          <table:table-cell table:number-columns-repeated="16382"/>
        </table:table-row>
        <table:table-row table:style-name="ro7">
          <table:table-cell office:value-type="string" table:style-name="ce21">
            <text:p><text:span text:style-name="T46">docker r</text:span><text:span text:style-name="T46">un -p 3000:3000<text:s/></text:span><text:span text:style-name="T71">-v app/node_modules</text:span><text:span text:style-name="T1"><text:s/></text:span><text:span text:style-name="T75">-v $(pwd):/app</text:span><text:span text:style-name="T1"><text:s/></text:span><text:span text:style-name="T55">&lt;image ID&gt;</text:span></text:p>
          </table:table-cell>
          <table:table-cell office:value-type="string" table:style-name="ce21">
            <text:p><text:span text:style-name="T71">put a bookmark on a nod modules folder of a container (bookmark means «Don“t touch it, don“t reference, this folder works fine»)</text:span><text:span text:style-name="T45"><text:s/>and<text:s/></text:span><text:span text:style-name="T75">make reference of our (PWD — print working directory) workdir folder to a folder inside a container</text:span><text:span text:style-name="T45"/></text:p>
            <text:p><text:span text:style-name="T45">(we make a volume = refernce)</text:span></text:p>
          </table:table-cell>
          <table:table-cell table:number-columns-repeated="16382"/>
        </table:table-row>
        <table:table-row table:style-name="ro28">
          <table:table-cell office:value-type="string" table:style-name="ce21">
            <text:p><text:span text:style-name="T41">docker</text:span><text:span text:style-name="T48"><text:s/></text:span><text:span text:style-name="T41">run</text:span><text:span text:style-name="T48"><text:s/>--</text:span><text:span text:style-name="T41">rm</text:span><text:span text:style-name="T48"><text:s/>-</text:span><text:span text:style-name="T41">d</text:span><text:span text:style-name="T48"><text:s/>-</text:span><text:span text:style-name="T41">p</text:span><text:span text:style-name="T48"><text:s/>27017: 27017<text:s/></text:span><text:span text:style-name="T41">mongo</text:span></text:p>
          </table:table-cell>
          <table:table-cell office:value-type="string" table:style-name="ce21">
            <text:p><text:span text:style-name="T1">запуск контейнера<text:s/></text:span>Mongo из имаджа с Докер-библиотеки.<text:s/><text:span text:style-name="T33">Временная</text:span><text:s/>ДБ, которая<text:s/><text:span text:style-name="T33">затрётся при выключении контейнера.</text:span></text:p>
          </table:table-cell>
          <table:table-cell table:number-columns-repeated="16382"/>
        </table:table-row>
        <table:table-row table:style-name="ro31">
          <table:table-cell table:number-columns-repeated="2" table:style-name="ce21"/>
          <table:table-cell table:number-columns-repeated="16382"/>
        </table:table-row>
        <table:table-row table:style-name="ro31">
          <table:table-cell table:style-name="ce21"/>
          <table:table-cell table:style-name="ce7"/>
          <table:table-cell table:number-columns-repeated="16382"/>
        </table:table-row>
        <table:table-row table:style-name="ro1">
          <table:table-cell office:value-type="string" table:style-name="ce32">
            <text:p>VOLUMES</text:p>
          </table:table-cell>
          <table:table-cell table:style-name="ce32"/>
          <table:table-cell table:number-columns-repeated="16382"/>
        </table:table-row>
        <table:table-row table:style-name="ro31">
          <table:table-cell office:value-type="string" table:style-name="ce21">
            <text:p><text:span text:style-name="T48">docker</text:span><text:span text:style-name="T48"><text:s/></text:span><text:span text:style-name="T48">volume</text:span><text:span text:style-name="T48"><text:s/></text:span><text:span text:style-name="T48">create</text:span><text:span text:style-name="T1"><text:s/></text:span><text:span text:style-name="T76">&lt;имя волюма&gt;</text:span></text:p>
          </table:table-cell>
          <table:table-cell office:value-type="string" table:style-name="ce21">
            <text:p>создать новый волюм (папку хранения данных)</text:p>
          </table:table-cell>
          <table:table-cell table:number-columns-repeated="16382"/>
        </table:table-row>
        <table:table-row table:style-name="ro28">
          <table:table-cell office:value-type="string" table:style-name="ce21">
            <text:p><text:span text:style-name="T48">docker</text:span><text:span text:style-name="T48"><text:s/></text:span><text:span text:style-name="T48">volume</text:span><text:span text:style-name="T48"><text:s/></text:span><text:span text:style-name="T48">ls</text:span></text:p>
          </table:table-cell>
          <table:table-cell office:value-type="string" table:style-name="ce21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29">
          <table:table-cell office:value-type="string" table:style-name="ce21">
            <text:p><text:span text:style-name="T41">docker</text:span><text:span text:style-name="T41"><text:s/></text:span><text:span text:style-name="T41">run</text:span><text:span text:style-name="T41"><text:s/>--</text:span><text:span text:style-name="T41">rm</text:span><text:span text:style-name="T41"><text:s/>--</text:span><text:span text:style-name="T41">name</text:span><text:s/>&lt; имя контейнера &gt;<text:s/><text:span text:style-name="T41">-</text:span><text:span text:style-name="T41">d</text:span><text:span text:style-name="T41"><text:s/>-</text:span><text:span text:style-name="T41">p</text:span><text:span text:style-name="T41"><text:s/>8080:8080 -</text:span><text:span text:style-name="T41">e</text:span><text:span text:style-name="T41"><text:s/></text:span><text:span text:style-name="T41">TZ</text:span><text:span text:style-name="T41">=</text:span><text:span text:style-name="T41">Europe</text:span><text:span text:style-name="T41">/</text:span><text:span text:style-name="T41">Moscow</text:span><text:span text:style-name="T41"><text:s/>-</text:span><text:span text:style-name="T42">v</text:span><text:span text:style-name="T42"><text:s/>&lt;ИМЯ ВОЛЮМА&gt;: &lt;абсолютный путь внутри контейнера</text:span>&gt; &lt; имя имаджа &gt;</text:p>
          </table:table-cell>
          <table:table-cell office:value-type="string" table:style-name="ce21">
            <text:p>монтирование папки для сохранения данных<text:s/><text:span text:style-name="T42">вне контейнера, в независимом Вольюме (папке).</text:span></text:p>
          </table:table-cell>
          <table:table-cell table:number-columns-repeated="16382"/>
        </table:table-row>
        <table:table-row table:style-name="ro31">
          <table:table-cell table:number-columns-repeated="2" table:style-name="ce21"/>
          <table:table-cell table:number-columns-repeated="16382"/>
        </table:table-row>
        <table:table-row table:number-rows-repeated="2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24">
            <text:p>Работа с функционирующим контейнером</text:p>
          </table:table-cell>
          <table:table-cell table:style-name="ce24"/>
          <table:table-cell table:number-columns-repeated="16382"/>
        </table:table-row>
        <table:table-row table:style-name="ro31">
          <table:table-cell office:value-type="string" table:style-name="ce34">
            <text:p>exec</text:p>
          </table:table-cell>
          <table:table-cell office:value-type="string" table:style-name="ce22">
            <text:p>даёт доступ к контейнеру и программам внутри</text:p>
          </table:table-cell>
          <table:table-cell table:number-columns-repeated="16382"/>
        </table:table-row>
        <table:table-row table:style-name="ro28">
          <table:table-cell office:value-type="string" table:style-name="ce7">
            <text:p>docker exec -it &lt;container ID&gt; &lt;command&gt;</text:p>
          </table:table-cell>
          <table:table-cell office:value-type="string" table:style-name="ce7">
            <text:p><text:span text:style-name="T77">allows to provide input</text:span><text:span text:style-name="T31"><text:s/></text:span><text:span text:style-name="T52">with tips and help</text:span><text:span text:style-name="T31"><text:s/>to STDIN and<text:s/></text:span><text:span text:style-name="T78">send another command</text:span><text:span text:style-name="T31"><text:s/>to a container</text:span>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28">
          <table:table-cell office:value-type="string" table:style-name="ce21">
            <text:p><text:span text:style-name="T46">docker exec -it<text:s/></text:span><text:span text:style-name="T65">&lt;container ID&gt;</text:span><text:span text:style-name="T1"><text:s/></text:span><text:span text:style-name="T66">sh</text:span></text:p>
          </table:table-cell>
          <table:table-cell office:value-type="string" table:style-name="ce21">
            <text:p>opens a terminal INSIDE of a container for program to see your commands</text:p>
          </table:table-cell>
          <table:table-cell table:number-columns-repeated="16382"/>
        </table:table-row>
        <table:table-row table:style-name="ro31">
          <table:table-cell office:value-type="string" table:style-name="ce27">
            <text:p>docker exec -it<text:s/><text:span text:style-name="T44">&lt;container ID&gt;</text:span><text:s/>/bin/bash</text:p>
          </table:table-cell>
          <table:table-cell office:value-type="string" table:style-name="ce21">
            <text:p>то же самое: вызов баша внутри контейнера</text:p>
          </table:table-cell>
          <table:table-cell table:number-columns-repeated="16382"/>
        </table:table-row>
        <table:table-row table:style-name="ro31">
          <table:table-cell office:value-type="string" table:style-name="ce7">
            <text:p><text:span text:style-name="T32">Ctrl+D<text:s/></text:span><text:span text:style-name="T32">or ‘exit’</text:span></text:p>
          </table:table-cell>
          <table:table-cell office:value-type="string" table:style-name="ce22">
            <text:p>to exit this inside-terminal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9">
          <table:table-cell office:value-type="string" table:style-name="ce21">
            <text:p><text:span text:style-name="T79">docker<text:s/></text:span><text:span text:style-name="T3">commit</text:span><text:span text:style-name="T45"><text:s/></text:span><text:span text:style-name="T80">-c</text:span><text:span text:style-name="T45"><text:s/></text:span><text:span text:style-name="T55">„CMD [«redis-server»]“</text:span><text:span text:style-name="T45"><text:s/></text:span><text:span text:style-name="T65">&lt;ID of a container&gt;</text:span></text:p>
          </table:table-cell>
          <table:table-cell office:value-type="string" table:style-name="ce21">
            <text:p><text:span text:style-name="T45">Создаёт имадж из выбранного контейнера.</text:span><text:span text:style-name="T45"/></text:p>
            <text:p><text:span text:style-name="T45">То есть можно запустить контейнер, с ним поработать, внутри что-то настроить, переписать Main-омманды… и из этого сделать имадж.</text:span><text:span text:style-name="T45"/></text:p>
            <text:p><text:span text:style-name="T45"/></text:p>
            <text:p><text:span text:style-name="T1">Именно так на каждом шагу делают Dockerfiles</text:span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<text:span text:style-name="T48">docker<text:s/></text:span><text:span text:style-name="T3">commit</text:span><text:span text:style-name="T48"><text:s/></text:span><text:span text:style-name="T49">5267e21d140</text:span><text:span text:style-name="T48"><text:s/></text:span><text:span text:style-name="T6">denis_v2</text:span><text:span text:style-name="T48">:</text:span><text:span text:style-name="T50">latest</text:span></text:p>
          </table:table-cell>
          <table:table-cell table:style-name="ce7"/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24">
            <text:p>Остановка</text:p>
          </table:table-cell>
          <table:table-cell table:style-name="ce24"/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4">
          <table:table-cell office:value-type="string" table:style-name="ce21">
            <text:p><text:span text:style-name="T48">docker<text:s/></text:span><text:span text:style-name="T74">stop</text:span><text:span text:style-name="T48"><text:s/></text:span><text:span text:style-name="T65">&lt;name or ID of a container&gt;</text:span></text:p>
          </table:table-cell>
          <table:table-cell office:value-type="string" table:style-name="ce21">
            <text:p><text:span text:style-name="T74">stop<text:s/></text:span><text:span text:style-name="T45">the work of a container giving it a time (10 seconds before kill command will come automatically) to cleanup and go to sleep</text:span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<text:span text:style-name="T46">docker<text:s/></text:span><text:span text:style-name="T66">kill</text:span><text:span text:style-name="T45"><text:s/></text:span><text:span text:style-name="T65">&lt;name or ID of a container&gt;</text:span></text:p>
          </table:table-cell>
          <table:table-cell office:value-type="string" table:style-name="ce21">
            <text:p><text:span text:style-name="T66">kill</text:span><text:span text:style-name="T65"><text:s/>container<text:s/></text:span><text:span text:style-name="T45">immediately</text:span>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24">
            <text:p>Удаление</text:p>
          </table:table-cell>
          <table:table-cell table:style-name="ce24"/>
          <table:table-cell table:number-columns-repeated="16382"/>
        </table:table-row>
        <table:table-row table:style-name="ro28">
          <table:table-cell office:value-type="string" table:style-name="ce34">
            <text:p>system prune</text:p>
          </table:table-cell>
          <table:table-cell office:value-type="string" table:style-name="ce21">
            <text:p>delete all stopped containers, all networks not used, all dangling images, build cache (any image, feched from docker hub)</text:p>
          </table:table-cell>
          <table:table-cell table:number-columns-repeated="16382"/>
        </table:table-row>
        <table:table-row table:style-name="ro31">
          <table:table-cell table:style-name="ce34"/>
          <table:table-cell table:style-name="ce21"/>
          <table:table-cell table:number-columns-repeated="16382"/>
        </table:table-row>
        <table:table-row table:style-name="ro31">
          <table:table-cell office:value-type="string" table:style-name="ce27">
            <text:p>docker<text:span text:style-name="T1"><text:s/></text:span><text:span text:style-name="T42">rm</text:span><text:span text:style-name="T1"><text:s/></text:span><text:span text:style-name="T44">&lt;</text:span><text:span text:style-name="T44">ID</text:span><text:span text:style-name="T44"><text:s/>контейнера или имя&gt;</text:span></text:p>
          </table:table-cell>
          <table:table-cell office:value-type="string" table:style-name="ce7">
            <text:p><text:span text:style-name="T31">остановить выполнение контейнера и<text:s/></text:span><text:span text:style-name="T42">удалить</text:span><text:span text:style-name="T31"><text:s/>его</text:span></text:p>
          </table:table-cell>
          <table:table-cell table:number-columns-repeated="16382"/>
        </table:table-row>
        <table:table-row table:style-name="ro31">
          <table:table-cell office:value-type="string" table:style-name="ce27">
            <text:p><text:span text:style-name="T43">docker</text:span><text:span text:style-name="T43"><text:s/></text:span><text:span text:style-name="T43">rm</text:span><text:span text:style-name="T1"><text:s/>$(</text:span><text:span text:style-name="T43">docker</text:span><text:span text:style-name="T43"><text:s/></text:span><text:span text:style-name="T43">ps</text:span><text:span text:style-name="T1"><text:s/>-</text:span><text:span text:style-name="T31">qa</text:span><text:span text:style-name="T31">)</text:span></text:p>
          </table:table-cell>
          <table:table-cell office:value-type="string" table:style-name="ce21">
            <text:p>удалим все контейнеры.</text:p>
          </table:table-cell>
          <table:table-cell table:number-columns-repeated="16382"/>
        </table:table-row>
        <table:table-row table:style-name="ro31">
          <table:table-cell office:value-type="string" table:style-name="ce7">
            <text:p><text:span text:style-name="T41">docker</text:span><text:span text:style-name="T31"><text:s/></text:span><text:span text:style-name="T41">rmi</text:span><text:span text:style-name="T31"><text:s/></text:span><text:span text:style-name="T53">&lt;имя имаджа&gt;</text:span></text:p>
          </table:table-cell>
          <table:table-cell office:value-type="string" table:style-name="ce21">
            <text:p>удалить имадж</text:p>
          </table:table-cell>
          <table:table-cell table:number-columns-repeated="16382"/>
        </table:table-row>
        <table:table-row table:style-name="ro31">
          <table:table-cell office:value-type="string" table:style-name="ce7">
            <text:p><text:span text:style-name="T41">docker</text:span><text:span text:style-name="T31"><text:s/></text:span><text:span text:style-name="T41">rmi</text:span><text:span text:style-name="T31"><text:s/>$(</text:span><text:span text:style-name="T43">docker</text:span><text:span text:style-name="T43"><text:s/></text:span><text:span text:style-name="T43">images</text:span><text:span text:style-name="T43"><text:s/>-</text:span><text:span text:style-name="T43">q</text:span><text:span text:style-name="T31">)</text:span></text:p>
          </table:table-cell>
          <table:table-cell office:value-type="string" table:style-name="ce7">
            <text:p><text:span text:style-name="T31">показать<text:s/></text:span><text:span text:style-name="T31">ID</text:span><text:span text:style-name="T31"><text:s/>всех имаджей и по<text:s/></text:span><text:span text:style-name="T31">ID</text:span><text:span text:style-name="T31"><text:s/>все удалить</text:span>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31">
          <table:table-cell office:value-type="string" table:style-name="ce7">
            <text:p><text:span text:style-name="T43">sudo docker rmi<text:s/></text:span><text:span text:style-name="T31">$(</text:span><text:span text:style-name="T43">sudo docker images -f</text:span><text:span text:style-name="T31"><text:s/>"dangling=true" -q)</text:span></text:p>
          </table:table-cell>
          <table:table-cell office:value-type="string" table:style-name="ce20">
            <text:p>удалить все нетегированные имадж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24">
            <text:p>Dockerfile</text:p>
          </table:table-cell>
          <table:table-cell office:value-type="string" table:style-name="ce24">
            <text:p>Файл, по которому собирается имадж</text:p>
          </table:table-cell>
          <table:table-cell table:number-columns-repeated="16382"/>
        </table:table-row>
        <table:table-row table:style-name="ro29">
          <table:table-cell office:value-type="string" table:style-name="ce7">
            <text:p><text:span text:style-name="T41">FROM python:3.6</text:span><text:span text:style-name="T41"/></text:p>
            <text:p><text:span text:style-name="T41">RUN mkdir -p<text:s/></text:span><text:span text:style-name="T81">/usr/src/app/</text:span><text:span text:style-name="T81"/></text:p>
            <text:p><text:span text:style-name="T41">WORKDIR<text:s/></text:span><text:span text:style-name="T81">/usr/src/app/</text:span></text:p>
          </table:table-cell>
          <table:table-cell table:style-name="ce22"/>
          <table:table-cell table:number-columns-repeated="16382"/>
        </table:table-row>
        <table:table-row table:style-name="ro28">
          <table:table-cell office:value-type="string" table:style-name="ce21">
            <text:p><text:span text:style-name="T48">COPY<text:s/></text:span><text:span text:style-name="T4">.</text:span><text:span text:style-name="T48"><text:s/></text:span><text:span text:style-name="T82">/usr/src/app/</text:span></text:p>
          </table:table-cell>
          <table:table-cell office:value-type="string" table:style-name="ce22">
            <text:p>-<text:s/><text:span text:style-name="T83">a path on our computer relatively to a build context</text:span><text:s/>and<text:s/><text:span text:style-name="T84">a path inside a container</text:span>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RUN pip install --no-cache-dir -r requirements.txt</text:p>
            <text:p>EXPOSE 8080-декларирование порта</text:p>
          </table:table-cell>
          <table:table-cell table:style-name="ce22"/>
          <table:table-cell table:number-columns-repeated="16382"/>
        </table:table-row>
        <table:table-row table:style-name="ro31">
          <table:table-cell office:value-type="string" table:style-name="ce27">
            <text:p><text:span text:style-name="T1">CMD</text:span><text:span text:style-name="T1"><text:s/>[“</text:span><text:span text:style-name="T1">python</text:span><text:span text:style-name="T1">”, “</text:span><text:span text:style-name="T1">app</text:span><text:span text:style-name="T1">.</text:span><text:span text:style-name="T1">py</text:span><text:span text:style-name="T1">”]</text:span></text:p>
          </table:table-cell>
          <table:table-cell office:value-type="string" table:style-name="ce7">
            <text:p><text:span text:style-name="T31">вместо<text:s/></text:span><text:span text:style-name="T31">CMD</text:span><text:span text:style-name="T31"><text:s/>может быть<text:s/></text:span><text:span text:style-name="T41">ENTRYPOINT</text:span><text:span text:style-name="T41"><text:s/>[“</text:span><text:span text:style-name="T41">python</text:span><text:span text:style-name="T41">”, “</text:span><text:span text:style-name="T41">app</text:span><text:span text:style-name="T41">.</text:span><text:span text:style-name="T41">py</text:span><text:span text:style-name="T41">”]</text:span></text:p>
          </table:table-cell>
          <table:table-cell table:number-columns-repeated="16382"/>
        </table:table-row>
        <table:table-row table:style-name="ro28">
          <table:table-cell office:value-type="string" table:style-name="ce27">
            <text:p>ENV TZ Europe/Moscow</text:p>
          </table:table-cell>
          <table:table-cell office:value-type="string" table:style-name="ce35">
            <text:p>- установка временной зоны для виртуального окружения внутри контейнера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32">
          <table:table-cell office:value-type="string" table:style-name="ce7">
            <text:p><text:span text:style-name="T41">FROM python:3.8</text:span><text:span text:style-name="T41"/></text:p>
            <text:p><text:span text:style-name="T41">RUN mkdir -p /usr/src/app1/</text:span><text:span text:style-name="T41"/></text:p>
            <text:p><text:span text:style-name="T41">WORKDIR /usr/src/app1/</text:span><text:span text:style-name="T41"/></text:p>
            <text:p><text:span text:style-name="T41">COPY . /usr/src/app1/</text:span><text:span text:style-name="T41"/></text:p>
            <text:p><text:span text:style-name="T41">RUN pip install --no-cache-dir -r requirements.txt</text:span><text:span text:style-name="T41"/></text:p>
            <text:p><text:span text:style-name="T41">EXPOSE 8080</text:span><text:span text:style-name="T41"/></text:p>
            <text:p><text:span text:style-name="T41"/></text:p>
            <text:p><text:span text:style-name="T41">ENTRYPOINT ["python"]</text:span><text:span text:style-name="T41"/></text:p>
            <text:p><text:span text:style-name="T41">CMD ["flask_app1.py"]</text:span></text:p>
          </table:table-cell>
          <table:table-cell office:value-type="string" table:style-name="ce7">
            <text:p>Сборка имаджа flask-приложения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7"/>
          <table:table-cell table:number-columns-repeated="16382"/>
        </table:table-row>
        <table:table-row table:style-name="ro2">
          <table:table-cell office:value-type="string" table:style-name="ce24">
            <text:p>docker-compose</text:p>
          </table:table-cell>
          <table:table-cell office:value-type="string" table:style-name="ce24">
            <text:p>Инструкции по сборке и запуску нескольких имаджей/контенеров</text:p>
          </table:table-cell>
          <table:table-cell table:number-columns-repeated="16382"/>
        </table:table-row>
        <table:table-row table:style-name="ro6">
          <table:table-cell office:value-type="string" table:style-name="ce7">
            <text:p>version: '3'</text:p>
            <text:p>services:</text:p>
            <text:p><text:s text:c="2"/>redis-server:</text:p>
            <text:p><text:s text:c="4"/>image: 'redis'</text:p>
            <text:p><text:s text:c="2"/>node-app:</text:p>
            <text:p>build: .</text:p>
            <text:p>restart: on-failure</text:p>
            <text:p><text:s text:c="4"/>ports:</text:p>
            <text:p>- "4001:8081"</text:p>
          </table:table-cell>
          <table:table-cell office:value-type="string" table:style-name="ce7">
            <text:p>Запуск приложения и redis-сервера</text:p>
          </table:table-cell>
          <table:table-cell table:number-columns-repeated="16382"/>
        </table:table-row>
        <table:table-row table:style-name="ro33">
          <table:table-cell office:value-type="string" table:style-name="ce36">
            <text:p><text:a xlink:href="https://docs.docker.com/config/containers/start-containers-automatically/">https://docs.docker.com/config/containers/start-containers-automatically/</text:a></text:p>
          </table:table-cell>
          <table:table-cell office:value-type="string" table:style-name="ce7">
            <text:p>Политики перезапуска</text:p>
          </table:table-cell>
          <table:table-cell table:number-columns-repeated="16382"/>
        </table:table-row>
        <table:table-row table:number-rows-repeated="18" table:style-name="ro1">
          <table:table-cell table:number-columns-repeated="2" table:style-name="ce7"/>
          <table:table-cell table:number-columns-repeated="16382"/>
        </table:table-row>
        <table:table-row table:number-rows-repeated="1048428" table:style-name="ro26">
          <table:table-cell table:number-columns-repeated="16384"/>
        </table:table-row>
      </table:table>
      <table:table table:name="Windows_Server" table:style-name="ta2">
        <table:table-column table:style-name="co8" table:number-columns-repeated="2" table:default-cell-style-name="ce1"/>
        <table:table-column table:style-name="co4" table:number-columns-repeated="16382" table:default-cell-style-name="ce1"/>
        <table:table-row table:style-name="ro1">
          <table:table-cell table:number-columns-repeated="2" table:style-name="ce37"/>
          <table:table-cell table:number-columns-repeated="16382"/>
        </table:table-row>
        <table:table-row table:style-name="ro1">
          <table:table-cell office:value-type="string" table:style-name="ce39">
            <text:p>Windows Server</text:p>
          </table:table-cell>
          <table:table-cell table:style-name="ce39"/>
          <table:table-cell table:number-columns-repeated="16382"/>
        </table:table-row>
        <table:table-row table:style-name="ro7">
          <table:table-cell table:style-name="ce37"/>
          <table:table-cell office:value-type="string" table:style-name="ce38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37">
            <text:p>shutdown -r</text:p>
          </table:table-cell>
          <table:table-cell office:value-type="string" table:style-name="ce37">
            <text:p>Перезапустить сервер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hutdown -r -t 60</text:p>
          </table:table-cell>
          <table:table-cell office:value-type="string" table:style-name="ce37">
            <text:p>Перезапустить сервер через 60 секунд</text:p>
          </table:table-cell>
          <table:table-cell table:number-columns-repeated="16382"/>
        </table:table-row>
        <table:table-row table:number-rows-repeated="20" table:style-name="ro1">
          <table:table-cell table:number-columns-repeated="2" table:style-name="ce37"/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onsolas1" svg:font-family="Consolas1"/>
    <style:font-face style:name="Liberation Mono;Courier New" svg:font-family="&quot;Liberation Mono;Courier New&quot;"/>
    <style:font-face style:name="Consolas;Menlo" svg:font-family="Consolas;Menlo"/>
    <style:font-face style:name="F" svg:font-family="F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Макаров Антон Александрович</dc:creator>
    <meta:creation-date>2021-05-13T07:37:26Z</meta:creation-date>
    <dc:date>2021-05-27T08:19:31Z</dc:date>
    <meta:editing-cycles>391</meta:editing-cycles>
    <meta:editing-duration>PT16361S</meta:editing-duration>
  </office:meta>
</office:document-meta>
</file>